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paragraph-properties fo:margin-left="0cm" fo:margin-right="0cm" fo:text-indent="0cm" style:auto-text-indent="false"/>
    </style:style>
    <style:style style:name="P2" style:family="paragraph" style:parent-style-name="Body_20_Text_20_First_20_Indent">
      <style:paragraph-properties fo:margin-left="0cm" fo:margin-right="0cm" fo:text-indent="0cm" style:auto-text-indent="false"/>
      <style:text-properties fo:font-style="normal" fo:font-weight="bold"/>
    </style:style>
    <style:style style:name="P3" style:family="paragraph" style:parent-style-name="Body_20_Text_20_First_20_Indent">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4" style:family="paragraph" style:parent-style-name="Code_20_Indented">
      <style:paragraph-properties fo:margin-left="0cm" fo:margin-right="0cm" fo:text-indent="0cm" style:auto-text-indent="false"/>
      <style:text-properties fo:font-style="normal" style:font-style-asian="normal" style:font-style-complex="normal"/>
    </style:style>
    <style:style style:name="P5" style:family="paragraph" style:parent-style-name="Code_20_Indented">
      <style:paragraph-properties fo:margin-left="0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P6" style:family="paragraph" style:parent-style-name="Standard">
      <style:paragraph-properties fo:margin-left="0cm" fo:margin-right="0cm" fo:margin-top="0cm" fo:margin-bottom="0.203cm" fo:text-indent="0cm" style:auto-text-indent="false"/>
    </style:style>
    <style:style style:name="P7" style:family="paragraph" style:parent-style-name="Standard">
      <style:paragraph-properties fo:margin-left="0cm" fo:margin-right="0cm" fo:margin-top="0cm" fo:margin-bottom="0.203cm" fo:text-indent="0cm" style:auto-text-indent="false"/>
      <style:text-properties style:use-window-font-color="true" style:font-name="Times New Roman" fo:font-size="12pt" fo:language="en" fo:country="US" style:font-name-asian="Times New Roman" style:font-size-asian="12pt" style:font-name-complex="Helvetica" style:font-size-complex="12pt" style:language-complex="ar" style:country-complex="SA"/>
    </style:style>
    <style:style style:name="P8" style:family="paragraph" style:parent-style-name="Standard">
      <style:paragraph-properties fo:margin-left="0cm" fo:margin-right="0cm" fo:margin-top="0cm" fo:margin-bottom="0.203cm" fo:text-indent="0cm" style:auto-text-indent="false"/>
      <style:text-properties style:use-window-font-color="true" style:font-name="Times New Roman1" fo:font-size="12pt" fo:language="en" fo:country="US" style:font-name-asian="Times New Roman" style:font-size-asian="12pt" style:font-name-complex="Helvetica" style:font-size-complex="12pt" style:language-complex="ar" style:country-complex="SA"/>
    </style:style>
    <style:style style:name="P9" style:family="paragraph" style:parent-style-name="Default_20_Text">
      <style:text-properties fo:font-weight="normal"/>
    </style:style>
    <style:style style:name="P10" style:family="paragraph" style:parent-style-name="Default_20_Text">
      <style:text-properties fo:font-weight="normal" style:font-weight-asian="normal" style:font-weight-complex="normal"/>
    </style:style>
    <style:style style:name="P11" style:family="paragraph" style:parent-style-name="Default_20_Text">
      <style:text-properties fo:font-weight="bold" style:font-weight-asian="bold" style:font-weight-complex="bold"/>
    </style:style>
    <style:style style:name="P12" style:family="paragraph" style:parent-style-name="Default_20_Text">
      <style:text-properties style:language-asian="zh" style:country-asian="CN"/>
    </style:style>
    <style:style style:name="P13" style:family="paragraph" style:parent-style-name="Text_20_Body_20_Single">
      <style:paragraph-properties fo:margin-top="0cm" fo:margin-bottom="0cm"/>
    </style:style>
    <style:style style:name="P14" style:family="paragraph" style:parent-style-name="Text_20_Body_20_Single">
      <style:paragraph-properties fo:margin-top="0cm" fo:margin-bottom="0cm"/>
      <style:text-properties style:use-window-font-color="true" fo:language="en" fo:country="US" fo:font-style="italic" style:font-name-asian="Times New Roman" style:font-style-asian="italic" style:language-complex="ar" style:country-complex="SA" style:font-style-complex="italic"/>
    </style:style>
    <style:style style:name="P15" style:family="paragraph" style:parent-style-name="Text_20_Body_20_Single">
      <style:paragraph-properties fo:margin-top="0cm" fo:margin-bottom="0cm"/>
      <style:text-properties fo:font-style="normal" style:font-style-asian="normal" style:font-style-complex="normal"/>
    </style:style>
    <style:style style:name="P16"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7" style:family="paragraph" style:parent-style-name="Heading_20_3">
      <style:paragraph-properties fo:orphans="2" fo:widows="2" style:writing-mode="lr-tb"/>
      <style:text-properties style:use-window-font-color="true" fo:language="en" fo:country="US" style:font-name-asian="Times New Roman" style:font-name-complex="Helvetica" style:language-complex="ar" style:country-complex="SA"/>
    </style:style>
    <style:style style:name="P18" style:family="paragraph" style:parent-style-name="Heading_20_3">
      <style:paragraph-properties fo:orphans="2" fo:widows="2" style:writing-mode="lr-tb"/>
      <style:text-properties style:use-window-font-color="true" style:font-name="Arial" fo:font-size="13pt" fo:language="en" fo:country="US" style:font-name-asian="Times New Roman" style:font-size-asian="13pt" style:font-name-complex="Helvetica" style:font-size-complex="13pt" style:language-complex="ar" style:country-complex="SA"/>
    </style:style>
    <style:style style:name="P19" style:family="paragraph" style:parent-style-name="Body_20_Text_20_First_20_Indent">
      <style:paragraph-properties fo:orphans="2" fo:widows="2" style:writing-mode="lr-tb"/>
    </style:style>
    <style:style style:name="P20" style:family="paragraph" style:parent-style-name="Default_20_Text">
      <style:paragraph-properties fo:orphans="2" fo:widows="2" style:writing-mode="lr-tb"/>
      <style:text-properties style:use-window-font-color="true" fo:language="en" fo:country="US" style:font-name-asian="Times New Roman" style:language-complex="ar" style:country-complex="SA"/>
    </style:style>
    <style:style style:name="P21" style:family="paragraph" style:parent-style-name="Default_20_Text">
      <style:paragraph-properties fo:orphans="2" fo:widows="2" style:writing-mode="lr-tb"/>
    </style:style>
    <style:style style:name="P22" style:family="paragraph" style:parent-style-name="Standard">
      <style:text-properties fo:font-style="italic" style:font-style-asian="italic" style:font-style-complex="italic"/>
    </style:style>
    <style:style style:name="P23" style:family="paragraph" style:parent-style-name="Standard">
      <style:text-properties style:language-asian="zh" style:country-asian="CN"/>
    </style:style>
    <style:style style:name="P24" style:family="paragraph" style:parent-style-name="Default_20_Text">
      <style:paragraph-properties fo:margin-left="6.35cm" fo:margin-right="0cm" fo:text-indent="0cm" style:auto-text-indent="false"/>
    </style:style>
    <style:style style:name="P25" style:family="paragraph" style:parent-style-name="Date">
      <style:paragraph-properties fo:margin-left="6.35cm" fo:margin-right="0cm" fo:text-indent="0cm" style:auto-text-indent="false"/>
    </style:style>
    <style:style style:name="P26" style:family="paragraph" style:parent-style-name="Contents_20_1">
      <style:paragraph-properties>
        <style:tab-stops>
          <style:tab-stop style:position="14.457cm" style:type="right" style:leader-style="dotted" style:leader-text="."/>
        </style:tab-stops>
      </style:paragraph-properties>
    </style:style>
    <style:style style:name="P27" style:family="paragraph" style:parent-style-name="Contents_20_2">
      <style:paragraph-properties>
        <style:tab-stops>
          <style:tab-stop style:position="14.034cm" style:type="right" style:leader-style="dotted" style:leader-text="."/>
        </style:tab-stops>
      </style:paragraph-properties>
    </style:style>
    <style:style style:name="P28" style:family="paragraph" style:parent-style-name="Contents_20_3">
      <style:paragraph-properties>
        <style:tab-stops>
          <style:tab-stop style:position="13.61cm" style:type="right" style:leader-style="dotted" style:leader-text="."/>
        </style:tab-stops>
      </style:paragraph-properties>
    </style:style>
    <style:style style:name="P29" style:family="paragraph" style:parent-style-name="Standard" style:list-style-name="L3"/>
    <style:style style:name="P30" style:family="paragraph" style:parent-style-name="Standard" style:list-style-name="L10"/>
    <style:style style:name="P31" style:family="paragraph" style:parent-style-name="Standard" style:list-style-name="L1">
      <style:paragraph-properties fo:margin-left="1.111cm" fo:margin-right="0cm" fo:margin-top="0cm" fo:margin-bottom="0.203cm" fo:text-indent="0cm" style:auto-text-indent="false"/>
      <style:text-properties style:font-name="Times New Roman" fo:font-size="12pt" style:font-size-asian="12pt" style:font-size-complex="12pt"/>
    </style:style>
    <style:style style:name="P32" style:family="paragraph" style:parent-style-name="Default_20_Text" style:list-style-name="L7"/>
    <style:style style:name="P33" style:family="paragraph" style:parent-style-name="Default_20_Text">
      <style:text-properties style:language-asian="zh" style:country-asian="CN"/>
    </style:style>
    <style:style style:name="P34" style:family="paragraph" style:parent-style-name="Default_20_Text" style:list-style-name="L8">
      <style:text-properties style:language-asian="zh" style:country-asian="CN"/>
    </style:style>
    <style:style style:name="P35" style:family="paragraph" style:parent-style-name="Default_20_Text" style:list-style-name="L9">
      <style:text-properties style:language-asian="zh" style:country-asian="CN"/>
    </style:style>
    <style:style style:name="P36" style:family="paragraph" style:parent-style-name="Default_20_Text" style:list-style-name="L8"/>
    <style:style style:name="P37" style:family="paragraph" style:parent-style-name="Default_20_Text" style:list-style-name="L9"/>
    <style:style style:name="P38" style:family="paragraph" style:parent-style-name="Default_20_Text" style:list-style-name="L9">
      <style:text-properties style:use-window-font-color="true" fo:language="en" fo:country="US" style:font-name-asian="Times New Roman" style:language-complex="ar" style:country-complex="SA"/>
    </style:style>
    <style:style style:name="P39" style:family="paragraph" style:parent-style-name="Default_20_Text" style:list-style-name="L2">
      <style:paragraph-properties fo:orphans="2" fo:widows="2" style:writing-mode="lr-tb"/>
      <style:text-properties style:use-window-font-color="true" fo:language="en" fo:country="US" style:font-name-asian="Times New Roman" style:language-complex="ar" style:country-complex="SA"/>
    </style:style>
    <style:style style:name="P40" style:family="paragraph" style:parent-style-name="Default_20_Text" style:list-style-name="L9">
      <style:paragraph-properties fo:orphans="2" fo:widows="2" style:writing-mode="lr-tb"/>
      <style:text-properties style:use-window-font-color="true" fo:language="en" fo:country="US" style:font-name-asian="Times New Roman" style:language-complex="ar" style:country-complex="SA"/>
    </style:style>
    <style:style style:name="P41" style:family="paragraph" style:parent-style-name="Default_20_Text">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2" style:family="paragraph" style:parent-style-name="Default_20_Text" style:list-style-name="L2">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3" style:family="paragraph" style:parent-style-name="Default_20_Text" style:list-style-name="L9">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4" style:family="paragraph" style:parent-style-name="Default_20_Text" style:list-style-name="L2">
      <style:paragraph-properties fo:orphans="2" fo:widows="2" style:writing-mode="lr-tb"/>
    </style:style>
    <style:style style:name="P45" style:family="paragraph" style:parent-style-name="Default_20_Text" style:list-style-name="L9">
      <style:paragraph-properties fo:orphans="2" fo:widows="2" style:writing-mode="lr-tb"/>
    </style:style>
    <style:style style:name="P46" style:family="paragraph" style:parent-style-name="Text_20_Body_20_Single">
      <style:paragraph-properties fo:margin-top="0cm" fo:margin-bottom="0cm"/>
      <style:text-properties fo:font-style="italic" style:font-style-asian="italic" style:font-style-complex="italic"/>
    </style:style>
    <style:style style:name="P47" style:family="paragraph" style:parent-style-name="Heading_20_1">
      <style:paragraph-properties fo:orphans="2" fo:widows="2" style:writing-mode="lr-tb"/>
      <style:text-properties style:use-window-font-color="true" fo:language="en" fo:country="US" style:font-name-asian="Times New Roman" style:language-complex="ar" style:country-complex="SA"/>
    </style:style>
    <style:style style:name="P48" style:family="paragraph" style:parent-style-name="Heading_20_2">
      <style:paragraph-properties fo:orphans="2" fo:widows="2" style:writing-mode="lr-tb"/>
      <style:text-properties style:use-window-font-color="true" fo:language="en" fo:country="US" style:font-name-asian="Times New Roman" style:language-complex="ar" style:country-complex="SA"/>
    </style:style>
    <style:style style:name="P49" style:family="paragraph" style:parent-style-name="Body_20_Text_20_First_20_Indent" style:list-style-name="L5">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50" style:family="paragraph" style:parent-style-name="Body_20_Text_20_First_20_Indent" style:list-style-name="L6">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51" style:family="paragraph" style:parent-style-name="Body_20_Text_20_First_20_Indent" style:list-style-name="L5">
      <style:paragraph-properties fo:margin-left="0cm" fo:margin-right="0cm" fo:text-indent="0cm" style:auto-text-indent="false"/>
    </style:style>
    <style:style style:name="P52"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53" style:family="paragraph" style:parent-style-name="Body_20_Text_20_First_20_Indent" style:list-style-name="L4">
      <style:paragraph-properties fo:margin-left="0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54" style:family="paragraph" style:parent-style-name="Body_20_Text_20_First_20_Indent" style:list-style-name="L6">
      <style:paragraph-properties fo:margin-left="2.54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55" style:family="paragraph" style:parent-style-name="Code_20_Indented" style:list-style-name="L4"/>
    <style:style style:name="P56" style:family="paragraph" style:parent-style-name="Code_20_Indented" style:list-style-name="L4">
      <style:paragraph-properties fo:margin-left="1.138cm" fo:margin-right="0cm" fo:orphans="2" fo:widows="2" fo:text-indent="-0.635cm" style:auto-text-indent="false" style:writing-mode="lr-tb">
        <style:tab-stops/>
      </style:paragraph-properties>
      <style:text-properties style:use-window-font-color="true" fo:language="en" fo:country="US" style:font-name-asian="Times New Roman" style:font-name-complex="Times New Roman" style:language-complex="ar" style:country-complex="SA"/>
    </style:style>
    <style:style style:name="P57" style:family="paragraph" style:parent-style-name="Code_20_Indented" style:list-style-name="L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58" style:family="paragraph" style:parent-style-name="Code_20_Indented" style:list-style-name="L4">
      <style:paragraph-properties fo:orphans="2" fo:widows="2" style:writing-mode="lr-tb"/>
      <style:text-properties style:use-window-font-color="true" fo:language="en" fo:country="US" fo:font-weight="normal" style:font-name-asian="Times New Roman" style:font-name-complex="Times New Roman" style:language-complex="ar" style:country-complex="SA"/>
    </style:style>
    <style:style style:name="P59" style:family="paragraph" style:parent-style-name="Code_20_Indented" style:list-style-name="L4">
      <style:paragraph-properties fo:orphans="2" fo:widows="2" style:writing-mode="lr-tb"/>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P60" style:family="paragraph" style:parent-style-name="Code_20_Indented" style:list-style-name="L4">
      <style:paragraph-properties fo:orphans="2" fo:widows="2" style:writing-mode="lr-tb"/>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P61" style:family="paragraph" style:parent-style-name="Code_20_Indented" style:list-style-name="L4">
      <style:paragraph-properties fo:orphans="2" fo:widows="2" style:writing-mode="lr-tb"/>
    </style:style>
    <style:style style:name="P62" style:family="paragraph" style:parent-style-name="Code_20_Indented" style:list-style-name="L4">
      <style:paragraph-properties fo:margin-left="0cm" fo:margin-right="0cm" fo:text-indent="-0.635cm" style:auto-text-indent="false"/>
    </style:style>
    <style:style style:name="P63" style:family="paragraph" style:parent-style-name="Code_20_Indented" style:list-style-name="L4">
      <style:paragraph-properties fo:margin-left="0.635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T1" style:family="text">
      <style:text-properties fo:font-style="italic" style:font-style-asian="italic" style:font-style-complex="italic"/>
    </style:style>
    <style:style style:name="T2" style:family="text">
      <style:text-properties fo:font-style="italic" style:language-asian="zh" style:country-asian="CN" style:font-style-asian="italic" style:font-style-complex="italic"/>
    </style:style>
    <style:style style:name="T3" style:family="text">
      <style:text-properties fo:language="en" fo:country="US" style:language-complex="ar" style:country-complex="SA"/>
    </style:style>
    <style:style style:name="T4" style:family="text">
      <style:text-properties style:font-name="Times New Roman1"/>
    </style:style>
    <style:style style:name="T5" style:family="text">
      <style:text-properties style:font-name="Times New Roman1" fo:font-size="12pt" fo:font-style="italic" style:font-name-asian="Helvetica" style:font-size-asian="12pt" style:font-style-asian="italic" style:font-name-complex="Helvetica" style:font-size-complex="12pt" style:font-style-complex="italic"/>
    </style:style>
    <style:style style:name="T6" style:family="text">
      <style:text-properties style:font-name="Times New Roman1" fo:font-size="12pt" style:font-name-asian="Helvetica" style:font-size-asian="12pt" style:font-name-complex="Helvetica" style:font-size-complex="12pt"/>
    </style:style>
    <style:style style:name="T7" style:family="text">
      <style:text-properties style:font-name="Times New Roman1" fo:font-size="12pt" style:font-name-asian="Helvetica" style:font-size-asian="12pt" style:language-asian="zh" style:country-asian="CN" style:font-name-complex="Helvetica" style:font-size-complex="12pt"/>
    </style:style>
    <style:style style:name="T8" style:family="text">
      <style:text-properties style:font-name="Times New Roman1" fo:font-size="12pt" fo:font-weight="bold" style:font-name-asian="Helvetica" style:font-size-asian="12pt" style:font-weight-asian="bold" style:font-name-complex="Helvetica" style:font-size-complex="12pt" style:font-weight-complex="bold"/>
    </style:style>
    <style:style style:name="T9" style:family="text">
      <style:text-properties style:use-window-font-color="true" fo:language="en" fo:country="US" style:font-name-asian="Times New Roman" style:language-complex="ar" style:country-complex="SA"/>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use-window-font-color="true" fo:language="en" fo:country="US" style:font-name-asian="Times New Roman" style:font-name-complex="Helvetica" style:language-complex="ar" style:country-complex="SA"/>
    </style:style>
    <style:style style:name="T12" style:family="text">
      <style:text-properties style:use-window-font-color="true" fo:language="en" fo:country="US" style:font-name-asian="Times New Roman" style:language-asian="zh" style:country-asian="CN" style:language-complex="ar" style:country-complex="SA"/>
    </style:style>
    <style:style style:name="T13" style:family="text">
      <style:text-properties style:use-window-font-color="true" fo:language="en" fo:country="US" style:font-name-asian="Times New Roman" style:language-asian="zh" style:country-asian="CN" style:font-name-complex="Times New Roman" style:language-complex="ar" style:country-complex="SA"/>
    </style:style>
    <style:style style:name="T14" style:family="text">
      <style:text-properties style:use-window-font-color="true" fo:language="en" fo:country="US" fo:font-style="italic" style:font-name-asian="Times New Roman" style:font-style-asian="italic" style:language-complex="ar" style:country-complex="SA" style:font-style-complex="italic"/>
    </style:style>
    <style:style style:name="T15" style:family="text">
      <style:text-properties style:use-window-font-color="true" fo:language="en" fo:country="US" fo:font-weight="normal" style:font-name-asian="Times New Roman" style:font-name-complex="Times New Roman" style:language-complex="ar" style:country-complex="SA"/>
    </style:style>
    <style:style style:name="T16" style:family="text">
      <style:text-properties fo:font-weight="normal"/>
    </style:style>
    <style:style style:name="T17" style:family="text">
      <style:text-properties style:language-asian="zh" style:country-asian="CN"/>
    </style:style>
    <style:style style:name="T18" style:family="text">
      <style:text-properties fo:color="#000000" style:font-name-asian="Helv" style:font-name-complex="Helv"/>
    </style:style>
    <style:style style:name="T19" style:family="text">
      <style:text-properties fo:color="#000000" fo:font-weight="bold" style:font-name-asian="Helv" style:font-weight-asian="bold" style:font-name-complex="Helv"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ime-style style:name="N43">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XCAT 2 High Availability Management Node Setup</text:p>
      <text:p text:style-name="P25"><text:date style:data-style-name="N5036" text:date-value="2010-10-12T15:46:00.77">10/12/2010</text:date>, <text:time style:data-style-name="N43" text:time-value="2010-10-12T15:46:00.77">03:46:01 PM</text:time></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26"><text:a xlink:type="simple" xlink:href="#__RefHeading__1340_640139113" text:style-name="Internet_20_link" text:visited-style-name="Internet_20_link">1.0 Overview<text:tab/></text:a><text:a xlink:type="simple" xlink:href="#__RefHeading__1340_640139113" text:style-name="Internet_20_link" text:visited-style-name="Internet_20_link"><text:span text:style-name="Internet_20_link">1</text:span></text:a></text:p>
          <text:p text:style-name="P26"><text:a xlink:type="simple" xlink:href="#__RefHeading__1342_640139113" text:style-name="Internet_20_link" text:visited-style-name="Internet_20_link">2.0Configuration Requirements<text:tab/></text:a><text:a xlink:type="simple" xlink:href="#__RefHeading__1342_640139113" text:style-name="Internet_20_link" text:visited-style-name="Internet_20_link"><text:span text:style-name="Internet_20_link">2</text:span></text:a></text:p>
          <text:p text:style-name="P26"><text:a xlink:type="simple" xlink:href="#__RefHeading__1344_640139113" text:style-name="Internet_20_link" text:visited-style-name="Internet_20_link">3.0Setup Primary Management Node<text:tab/></text:a><text:a xlink:type="simple" xlink:href="#__RefHeading__1344_640139113" text:style-name="Internet_20_link" text:visited-style-name="Internet_20_link"><text:span text:style-name="Internet_20_link">3</text:span></text:a></text:p>
          <text:p text:style-name="P26"><text:a xlink:type="simple" xlink:href="#__RefHeading__1346_640139113" text:style-name="Internet_20_link" text:visited-style-name="Internet_20_link">4.0Setup Standby Management Node<text:tab/></text:a><text:a xlink:type="simple" xlink:href="#__RefHeading__1346_640139113" text:style-name="Internet_20_link" text:visited-style-name="Internet_20_link"><text:span text:style-name="Internet_20_link">3</text:span></text:a></text:p>
          <text:p text:style-name="P26"><text:a xlink:type="simple" xlink:href="#__RefHeading__1348_640139113" text:style-name="Internet_20_link" text:visited-style-name="Internet_20_link">5.0 Setup Database Replication<text:tab/></text:a><text:a xlink:type="simple" xlink:href="#__RefHeading__1348_640139113" text:style-name="Internet_20_link" text:visited-style-name="Internet_20_link"><text:span text:style-name="Internet_20_link">4</text:span></text:a></text:p>
          <text:p text:style-name="P27"><text:a xlink:type="simple" xlink:href="#__RefHeading__1566_640139113" text:style-name="Internet_20_link" text:visited-style-name="Internet_20_link">5.1DB2 High Availability Disaster Recovery (HADR) Setup <text:tab/></text:a><text:a xlink:type="simple" xlink:href="#__RefHeading__1566_640139113" text:style-name="Internet_20_link" text:visited-style-name="Internet_20_link"><text:span text:style-name="Internet_20_link">4</text:span></text:a></text:p>
          <text:p text:style-name="P28"><text:a xlink:type="simple" xlink:href="#__RefHeading__1896_640139113" text:style-name="Internet_20_link" text:visited-style-name="Internet_20_link">5.1.1 Disconnect all the DB2 Clients<text:tab/></text:a><text:a xlink:type="simple" xlink:href="#__RefHeading__1896_640139113" text:style-name="Internet_20_link" text:visited-style-name="Internet_20_link"><text:span text:style-name="Internet_20_link">5</text:span></text:a></text:p>
          <text:p text:style-name="P28"><text:a xlink:type="simple" xlink:href="#__RefHeading__1898_640139113" text:style-name="Internet_20_link" text:visited-style-name="Internet_20_link">5.1.2 Setup configuration parameters for xcatdb<text:tab/></text:a><text:a xlink:type="simple" xlink:href="#__RefHeading__1898_640139113" text:style-name="Internet_20_link" text:visited-style-name="Internet_20_link"><text:span text:style-name="Internet_20_link">5</text:span></text:a></text:p>
          <text:p text:style-name="P28"><text:a xlink:type="simple" xlink:href="#__RefHeading__1900_640139113" text:style-name="Internet_20_link" text:visited-style-name="Internet_20_link">5.1.3 Backup xcatdb on Primary Management Node<text:tab/></text:a><text:a xlink:type="simple" xlink:href="#__RefHeading__1900_640139113" text:style-name="Internet_20_link" text:visited-style-name="Internet_20_link"><text:span text:style-name="Internet_20_link">5</text:span></text:a></text:p>
          <text:p text:style-name="P28"><text:a xlink:type="simple" xlink:href="#__RefHeading__1902_640139113" text:style-name="Internet_20_link" text:visited-style-name="Internet_20_link">5.1.4 Restore xcatdb on Standby Management Node<text:tab/></text:a><text:a xlink:type="simple" xlink:href="#__RefHeading__1902_640139113" text:style-name="Internet_20_link" text:visited-style-name="Internet_20_link"><text:span text:style-name="Internet_20_link">6</text:span></text:a></text:p>
          <text:p text:style-name="P28"><text:a xlink:type="simple" xlink:href="#__RefHeading__1904_640139113" text:style-name="Internet_20_link" text:visited-style-name="Internet_20_link">5.1.5 Configure HADR services ports<text:tab/></text:a><text:a xlink:type="simple" xlink:href="#__RefHeading__1904_640139113" text:style-name="Internet_20_link" text:visited-style-name="Internet_20_link"><text:span text:style-name="Internet_20_link">6</text:span></text:a></text:p>
          <text:p text:style-name="P28"><text:a xlink:type="simple" xlink:href="#__RefHeading__1906_640139113" text:style-name="Internet_20_link" text:visited-style-name="Internet_20_link">5.1.6 Configure the HADR Parameters<text:tab/></text:a><text:a xlink:type="simple" xlink:href="#__RefHeading__1906_640139113" text:style-name="Internet_20_link" text:visited-style-name="Internet_20_link"><text:span text:style-name="Internet_20_link">6</text:span></text:a></text:p>
          <text:p text:style-name="P28"><text:a xlink:type="simple" xlink:href="#__RefHeading__1908_640139113" text:style-name="Internet_20_link" text:visited-style-name="Internet_20_link">5.1.7 Start HADR<text:tab/></text:a><text:a xlink:type="simple" xlink:href="#__RefHeading__1908_640139113" text:style-name="Internet_20_link" text:visited-style-name="Internet_20_link"><text:span text:style-name="Internet_20_link">7</text:span></text:a></text:p>
          <text:p text:style-name="P28"><text:a xlink:type="simple" xlink:href="#__RefHeading__1910_640139113" text:style-name="Internet_20_link" text:visited-style-name="Internet_20_link">5.1.8 Verify HADR Status<text:tab/></text:a><text:a xlink:type="simple" xlink:href="#__RefHeading__1910_640139113" text:style-name="Internet_20_link" text:visited-style-name="Internet_20_link"><text:span text:style-name="Internet_20_link">8</text:span></text:a></text:p>
          <text:p text:style-name="P28"><text:a xlink:type="simple" xlink:href="#__RefHeading__1912_640139113" text:style-name="Internet_20_link" text:visited-style-name="Internet_20_link">5.1.9 Test Database Synchronization<text:tab/></text:a><text:a xlink:type="simple" xlink:href="#__RefHeading__1912_640139113" text:style-name="Internet_20_link" text:visited-style-name="Internet_20_link"><text:span text:style-name="Internet_20_link">9</text:span></text:a></text:p>
          <text:p text:style-name="P28"><text:a xlink:type="simple" xlink:href="#__RefHeading__1914_640139113" text:style-name="Internet_20_link" text:visited-style-name="Internet_20_link">5.1.10 Some useful HADR commands<text:tab/></text:a><text:a xlink:type="simple" xlink:href="#__RefHeading__1914_640139113" text:style-name="Internet_20_link" text:visited-style-name="Internet_20_link"><text:span text:style-name="Internet_20_link">10</text:span></text:a></text:p>
          <text:p text:style-name="P27"><text:a xlink:type="simple" xlink:href="#__RefHeading__1568_640139113" text:style-name="Internet_20_link" text:visited-style-name="Internet_20_link">5.2Database Replication for Postgresql<text:tab/></text:a><text:a xlink:type="simple" xlink:href="#__RefHeading__1568_640139113" text:style-name="Internet_20_link" text:visited-style-name="Internet_20_link"><text:span text:style-name="Internet_20_link">10</text:span></text:a></text:p>
          <text:p text:style-name="P27"><text:a xlink:type="simple" xlink:href="#__RefHeading__1570_640139113" text:style-name="Internet_20_link" text:visited-style-name="Internet_20_link">5.3Database Replication for Other Database Systems<text:tab/></text:a><text:a xlink:type="simple" xlink:href="#__RefHeading__1570_640139113" text:style-name="Internet_20_link" text:visited-style-name="Internet_20_link"><text:span text:style-name="Internet_20_link">11</text:span></text:a></text:p>
          <text:p text:style-name="P26"><text:a xlink:type="simple" xlink:href="#__RefHeading__1350_640139113" text:style-name="Internet_20_link" text:visited-style-name="Internet_20_link">6.0Files Synchronization<text:tab/></text:a><text:a xlink:type="simple" xlink:href="#__RefHeading__1350_640139113" text:style-name="Internet_20_link" text:visited-style-name="Internet_20_link"><text:span text:style-name="Internet_20_link">12</text:span></text:a></text:p>
          <text:p text:style-name="P27"><text:a xlink:type="simple" xlink:href="#__RefHeading__1572_640139113" text:style-name="Internet_20_link" text:visited-style-name="Internet_20_link">6.1SSL Credentials and SSH Keys<text:tab/></text:a><text:a xlink:type="simple" xlink:href="#__RefHeading__1572_640139113" text:style-name="Internet_20_link" text:visited-style-name="Internet_20_link"><text:span text:style-name="Internet_20_link">12</text:span></text:a></text:p>
          <text:p text:style-name="P27"><text:a xlink:type="simple" xlink:href="#__RefHeading__1574_640139113" text:style-name="Internet_20_link" text:visited-style-name="Internet_20_link">6.2Node Deployment Packages<text:tab/></text:a><text:a xlink:type="simple" xlink:href="#__RefHeading__1574_640139113" text:style-name="Internet_20_link" text:visited-style-name="Internet_20_link"><text:span text:style-name="Internet_20_link">12</text:span></text:a></text:p>
          <text:p text:style-name="P27"><text:a xlink:type="simple" xlink:href="#__RefHeading__1576_640139113" text:style-name="Internet_20_link" text:visited-style-name="Internet_20_link">6.3Network Services Configuration Files<text:tab/></text:a><text:a xlink:type="simple" xlink:href="#__RefHeading__1576_640139113" text:style-name="Internet_20_link" text:visited-style-name="Internet_20_link"><text:span text:style-name="Internet_20_link">13</text:span></text:a></text:p>
          <text:p text:style-name="P27"><text:a xlink:type="simple" xlink:href="#__RefHeading__2916_640139113" text:style-name="Internet_20_link" text:visited-style-name="Internet_20_link">6.4Additional Customization Files and Production files<text:tab/></text:a><text:a xlink:type="simple" xlink:href="#__RefHeading__2916_640139113" text:style-name="Internet_20_link" text:visited-style-name="Internet_20_link"><text:span text:style-name="Internet_20_link">13</text:span></text:a></text:p>
          <text:p text:style-name="P26"><text:a xlink:type="simple" xlink:href="#__RefHeading__1352_640139113" text:style-name="Internet_20_link" text:visited-style-name="Internet_20_link">7.0Cluster Maintenance Considerations<text:tab/></text:a><text:a xlink:type="simple" xlink:href="#__RefHeading__1352_640139113" text:style-name="Internet_20_link" text:visited-style-name="Internet_20_link"><text:span text:style-name="Internet_20_link">14</text:span></text:a></text:p>
          <text:p text:style-name="P26"><text:a xlink:type="simple" xlink:href="#__RefHeading__1354_640139113" text:style-name="Internet_20_link" text:visited-style-name="Internet_20_link">8.0Failover<text:tab/></text:a><text:a xlink:type="simple" xlink:href="#__RefHeading__1354_640139113" text:style-name="Internet_20_link" text:visited-style-name="Internet_20_link"><text:span text:style-name="Internet_20_link">15</text:span></text:a></text:p>
          <text:p text:style-name="P26"><text:a xlink:type="simple" xlink:href="#__RefHeading__1578_640139113" text:style-name="Internet_20_link" text:visited-style-name="Internet_20_link">9.0Failback<text:tab/></text:a><text:a xlink:type="simple" xlink:href="#__RefHeading__1578_640139113" text:style-name="Internet_20_link" text:visited-style-name="Internet_20_link"><text:span text:style-name="Internet_20_link">17</text:span></text:a></text:p>
          <text:p text:style-name="P26"><text:a xlink:type="simple" xlink:href="#__RefHeading__1358_640139113" text:style-name="Internet_20_link" text:visited-style-name="Internet_20_link">10.0 References<text:tab/></text:a><text:a xlink:type="simple" xlink:href="#__RefHeading__1358_640139113" text:style-name="Internet_20_link" text:visited-style-name="Internet_20_link"><text:span text:style-name="Internet_20_link">18</text:span></text:a></text:p>
        </text:index-body>
      </text:table-of-content>
      <text:p text:style-name="P24"/>
      <text:p text:style-name="P6">Note: If DB2 is used in your cluster, this documentation only works for xCAT 2.5 or beyond.</text:p>
      <text:h text:style-name="Heading_20_1" text:outline-level="1"><text:bookmark text:name="__RefHeading__1340_640139113"/><text:s/>Overview<text:bookmark-end text:name="__RefHeading__1340_640139113"/></text:h>
      <text:p text:style-name="P6">This documentation illustrates how to setup the second management node, or standby management node, in your cluster to provide high availability management capability. </text:p>
      <text:p text:style-name="P6">With the primary management node fails, the administrator can easily have the standby management node take over the management node role, thus avoid long duration of a bad state that the cluster does not have management node available. </text:p>
      <text:p text:style-name="P6"><text:soft-page-break/>The xCAT high availability management node(HAMN) feature is not designed for automatic setup or automatic failover in this version, this documentation will describe how to synchronize various data between the primary management node and standby management node automatically, and describe how to perform some manual steps to have the standby management node takeover the management node role when fail occurs on the primary management node.</text:p>
      <text:p text:style-name="P7">The primary management node will be taken down during the failover process, so <text:s/>any NFS mount or other network connections from the compute nodes to the management node should be temporary disconnected during the failover process, if the network connection is required for the compute nodes running, you should consider some other ways to provide high availability for the network services unless the compute nodes can also be taken down during the failover process. It also implies: <text:s/></text:p>
      <text:list xml:id="list35293294" text:style-name="L1">
        <text:list-header>
          <text:p text:style-name="P31"><text:span text:style-name="T11">1. T</text:span><text:span text:style-name="T18">his HAMN approach is primarily intended for clusters in which the management node manages diskful nodes or linux stateless nodes, which also includes hierarchical clusters in which the management node only directly manages the service nodes, and they are diskful or linux stateless, the compute nodes in hierarchical can be anything.</text:span></text:p>
          <text:p text:style-name="P31"><text:span text:style-name="T18">2. This documentation is </text:span><text:span text:style-name="T19">not </text:span><text:span text:style-name="T18">primarily intended for clusters in which the nodes directly managed by the management node are linux statelite or aix diskless nodes, because the nodes depend on the management node being up to run its operating system over NFS. <text:s/>But if the nodes use only readonly nfs mounts from the MN management node, then you can use this doc as long as you recognize that your nodes will go down while you are failing over to the standby management node.</text:span></text:p>
        </text:list-header>
      </text:list>
      <text:p text:style-name="P6"/>
      <text:h text:style-name="P47" text:outline-level="1"><text:bookmark text:name="__RefHeading__1342_640139113"/>Configuration Requirements<text:bookmark-end text:name="__RefHeading__1342_640139113"/></text:h>
      <text:p text:style-name="P6">xCAT HAMN requires the operating system version, xCAT version and database version are identical on the two management nodes. <text:s/></text:p>
      <text:p text:style-name="P6">The hardware type/model are not required to be the same on the two management nodes, but it is recommended to have similar hardware capability on the two management nodes to support the same operating system and have similar management capability. </text:p>
      <text:p text:style-name="P6">Since the management node needs to provide IP services through broadcast such as DHCP to the compute nodes, <text:s/>the primary management node and standby management node should be in the same subnet to make the network services could work after failover.</text:p>
      <text:p text:style-name="P6">The HAMN setup can be performed at any time during the life of the cluster. This documentation assumes the HAMN setup is <text:s/>performed from the very beginning of the cluster setup. You can skip the corresponding steps in case part of the setup has <text:soft-page-break/>already been done in your cluster. </text:p>
      <text:p text:style-name="P6">The twin-tailed disks are not required, different methods are used to ensure the data <text:span text:style-name="T6">synchronization between</text:span> the primary management node and standby management node, however, if you have the twin-tailed disks in cluster, then the data <text:span text:style-name="T6">synchronization will be easier, you can put the related directories and files mentioned in section </text:span><text:span text:style-name="T8">Setup Database Replication</text:span><text:span text:style-name="T6"> and section </text:span><text:span text:style-name="T8">Files Synchronization</text:span><text:span text:style-name="T6"> onto the twin-tailed disks, re-mount the twin-tailed disks to the standby management node during the failover, the corresponding steps to keep the data synchronized can be skipped.</text:span></text:p>
      <text:p text:style-name="P8"/>
      <text:p text:style-name="Standard">The steps in this documentation are based on a real cluster environment:</text:p>
      <text:p text:style-name="Standard"/>
      <text:p text:style-name="P22">Primary Management Node: aixmn1(9.114.47.103) running AIX 6.1L and DB2 9.7</text:p>
      <text:p text:style-name="P22">Standby Management Node: aixmn2(9.114.47.104) running AIX 6.1L and DB2 9.7</text:p>
      <text:p text:style-name="P23"/>
      <text:p text:style-name="P6">You need to substitute the hostnames and ip address with yours when setting up your own HAMN environment.</text:p>
      <text:h text:style-name="P47" text:outline-level="1"><text:bookmark text:name="__RefHeading__1344_640139113"/>Setup Primary Management Node<text:bookmark-end text:name="__RefHeading__1344_640139113"/></text:h>
      <text:p text:style-name="P21"><text:span text:style-name="T9">The procedure described in </text:span><text:a xlink:type="simple" xlink:href="http://xcat.svn.sourceforge.net/viewvc/xcat/xcat-core/trunk/xCAT-client/share/doc/xCAT2top.pdf">xCAT2 Top Doc</text:a><text:span text:style-name="T9"> can be used for the primary management node setup. <text:s/>If DB2 will be used as the xCAT database system, please refer to the doc </text:span><text:a xlink:type="simple" xlink:href="http://xcat.svn.sourceforge.net/viewvc/xcat/xcat-core/trunk/xCAT-client/share/doc/xCAT2SetupDB2.pdf">Setup DB2 as the xCAT Database</text:a><text:span text:style-name="T9">. </text:span></text:p>
      <text:p text:style-name="P20"/>
      <text:h text:style-name="P47" text:outline-level="1"><text:bookmark text:name="__RefHeading__1346_640139113"/>Setup Standby Management Node<text:bookmark-end text:name="__RefHeading__1346_640139113"/></text:h>
      <text:p text:style-name="P21"><text:span text:style-name="T9">The procedure described in </text:span><text:a xlink:type="simple" xlink:href="http://xcat.svn.sourceforge.net/viewvc/xcat/xcat-core/trunk/xCAT-client/share/doc/xCAT2top.pdf">xCAT2 Top Doc</text:a><text:span text:style-name="T9"> can also be used for the standby management node setup. <text:s/>The database system on the standby management node should be the same as the one running on <text:s/>the primary management node.</text:span></text:p>
      <text:p text:style-name="P20"/>
      <text:p text:style-name="P20">After the standby management node setup is done, perform the following additional configuration steps:</text:p>
      <text:list xml:id="list35293543" text:style-name="L2">
        <text:list-item>
          <text:p text:style-name="P39">Make sure the primary management node can resolve the hostname of the standby management node, and vice versa.</text:p>
        </text:list-item>
        <text:list-item>
          <text:p text:style-name="P39">Setup ssh authentication between the primary management node and standby management node. <text:s/><text:span text:style-name="T17">It should be setup as “passwordless ssh authentication" and it should work in both directions. The summary of procedure is:</text:span></text:p>
          <text:list>
            <text:list-item>
              <text:p text:style-name="P42">Cat key from /.ssh/id_rsa.pub on the primary management node and add to /.ssh/authorized_keys on the standby management node. Remove the standby management node entry from /.ssh/known_hosts on the primary management node prior to issuing ssh to the standby management node.</text:p>
            </text:list-item>
            <text:list-item>
              <text:p text:style-name="P44"><text:span text:style-name="T12">Cat key from /.ssh/id_rsa.pub on the standby management node and add to /.ssh/authorized_keys on the primary management node. Remove the </text:span><text:soft-page-break/><text:span text:style-name="T12">primary management node entry from /.ssh/known_hosts on the standby management node prior to issuing ssh to the primary management node.</text:span></text:p>
            </text:list-item>
          </text:list>
        </text:list-item>
        <text:list-item>
          <text:p text:style-name="P39">Make sure the time on the primary management node and standby management node is synchronized. <text:span text:style-name="T17">Some tips on setting up the timezone and time:</text:span></text:p>
          <text:list>
            <text:list-item>
              <text:p text:style-name="P42">Command echo $TZ returns the current timezone setting</text:p>
            </text:list-item>
            <text:list-item>
              <text:p text:style-name="P42">Command date and chtz can be used to adjust the time and timezone.</text:p>
            </text:list-item>
            <text:list-item>
              <text:p text:style-name="P42">To setup ntp on the management nodes on AIX:</text:p>
              <text:list>
                <text:list-item>
                  <text:p text:style-name="P39">Update the /etc/ntp.conf file with a valid ntp server.</text:p>
                </text:list-item>
                <text:list-item>
                  <text:p text:style-name="P39">stopsrc -s xntpd</text:p>
                </text:list-item>
                <text:list-item>
                  <text:p text:style-name="P39">startsrc -s xntpd</text:p>
                </text:list-item>
                <text:list-item>
                  <text:p text:style-name="P39">Use ntpq -p to show the peer status of the ntp server, should see * to left of server after successful association with server is established</text:p>
                </text:list-item>
              </text:list>
            </text:list-item>
          </text:list>
        </text:list-item>
        <text:list-item>
          <text:p text:style-name="P39">Stop the xcatd daemon and DHCP service, <text:span text:style-name="T17">for example, using commands stopsrc -s xcatd and stoprsc -s dhcpsd on AIX.</text:span></text:p>
        </text:list-item>
        <text:list-item>
          <text:p text:style-name="P42">(Optional) Backup the xCAT database tables for the current configuration on primary management node, using command dumpxCATdb -p &lt;backupdir&gt;</text:p>
        </text:list-item>
      </text:list>
      <text:h text:style-name="Heading_20_1" text:outline-level="1"><text:bookmark text:name="__RefHeading__1348_640139113"/><text:reference-mark-start text:name="Install MySQL"/><text:s/>Setup Database Replication<text:bookmark-end text:name="__RefHeading__1348_640139113"/><text:reference-mark-end text:name="Install MySQL"/></text:h>
      <text:p text:style-name="Default_20_Text"/>
      <text:p text:style-name="Default_20_Text">The most important data that needs to be kept synchronized on the primary management node and standby management node is the xCAT database. Most of the commercial database systems and some free database systems such as Postgresql and MySQL provide database replication feature, the database replication feature can be used for high availability capability. The configuration for database replication is quite different with various database systems, so this documentation can not cover all of the configuration scenarios. <text:s/>This documentation will focus on database replication configuration for DB2, and will also provide some documentation link for the replication setup for some other database systems. <text:span text:style-name="T17">You can refer to the "Setup DB2 as the xCAT Database" document link at </text:span><text:a xlink:type="simple" xlink:href="http://xcat.svn.sourceforge.net/viewvc/xcat/xcat-core/trunk/xCAT-client/share/doc/xCAT2SetupDB2.pdf"><text:span text:style-name="T17">http://xcat.svn.sourceforge.net/viewvc/xcat/xcat-core/trunk/xCAT-client/share/doc/xCAT2SetupDB2.pdf</text:span></text:a><text:span text:style-name="T17"> for more details on how to setup DB2 as the xCAT database.</text:span></text:p>
      <text:h text:style-name="Heading_20_2" text:outline-level="2"><text:bookmark text:name="__RefHeading__1566_640139113"/><text:reference-mark-start text:name="Disk space needed  to install DB2 "/>DB2 High Availability Disaster Recovery (HADR) Setup <text:bookmark-end text:name="__RefHeading__1566_640139113"/><text:reference-mark-end text:name="Disk space needed  to install DB2 "/></text:h>
      <text:p text:style-name="Standard">DB2 High Availability Disaster Recovery (HADR) is a database replication feature that provides a high availability solution. HADR transmits the log records from the primary database server to the standby server. The HADR standby replays all the log records to its copy of the database, keeping it synchronized with the primary database server. Applications can only access the primary database and have no access to the standby database.</text:p>
      <text:p text:style-name="Standard">HADR communication between the primary and the standby is through TCP/IP, so the primary database server and standby database server do not need to be in the same subnet.</text:p>
      <text:p text:style-name="Standard"><text:soft-page-break/>This documentation will only describe some basic configuration steps for HADR setup, there might be some configuration deviations in different cluster environment, please refer to the following links for more details:</text:p>
      <text:list xml:id="list35315351" text:style-name="L3">
        <text:list-item>
          <text:p text:style-name="P29">Redbook “High Availability and Disaster Recovery Options for DB2 on Linux UNIX and Windows” <text:s/><text:a xlink:type="simple" xlink:href="http://www.redbooks.ibm.com/abstracts/sg247363.html">http://www.redbooks.ibm.com/abstracts/sg247363.html</text:a></text:p>
        </text:list-item>
        <text:list-item>
          <text:p text:style-name="P29">DB2 Information Center <text:a xlink:type="simple" xlink:href="http://publib.boulder.ibm.com/infocenter/db2luw/v9r5/index.jsp?topic=/com.ibm.db2.luw.admin.ha.doc/doc/c0011748.html">http://publib.boulder.ibm.com/infocenter/db2luw/v9r5/index.jsp?topic=/com.ibm.db2.luw.admin.ha.doc/doc/c0011748.html</text:a></text:p>
        </text:list-item>
      </text:list>
      <text:p text:style-name="Standard"/>
      <text:p text:style-name="Standard">Please be aware that all the DB2 commands in this section should be run as xcatdb unless otherwise noted.</text:p>
      <text:p text:style-name="P16"><text:bookmark text:name="__RefHeading__1896_640139113"/>5.1.1 Disconnect all the DB2 Clients<text:bookmark-end text:name="__RefHeading__1896_640139113"/></text:p>
      <text:p text:style-name="Standard">Before proceeding with the DB2 HADR setup, <text:s/>all the DB2 clients should be disconnected from the DB2 database sever. For xCAT environment, the only DB2 clients should be xcatd, so the xcatd on both management node and service nodes need to be stopped <text:span text:style-name="T17">using command stopsrc -s xcatd</text:span>. </text:p>
      <text:p text:style-name="P16"><text:bookmark text:name="__RefHeading__1898_640139113"/>5.1.2 Setup configuration parameters for xcatdb<text:bookmark-end text:name="__RefHeading__1898_640139113"/></text:p>
      <text:p text:style-name="P20"/>
      <text:p text:style-name="P20">Several configuration parameters need to be updated for HADR <text:span text:style-name="T17">on both the primary management node and standby management node.</text:span></text:p>
      <text:p text:style-name="P20"/>
      <text:list xml:id="list35291068" text:style-name="L4">
        <text:list-header>
          <text:p text:style-name="P56">db2 UPDATE DB CFG FOR XCATDB USING LOGRETAIN ON</text:p>
          <text:p text:style-name="P56">db2 UPDATE DB CFG FOR XCATDB USING TRACKMOD ON</text:p>
          <text:p text:style-name="P56">db2 UPDATE DB CFG FOR XCATDB USING LOGINDEXBUILD ON</text:p>
          <text:p text:style-name="P56">db2 UPDATE DB CFG FOR XCATDB USING INDEXREC RESTART</text:p>
        </text:list-header>
      </text:list>
      <text:p text:style-name="Standard"/>
      <text:p text:style-name="P16"><text:bookmark text:name="__RefHeading__1900_640139113"/>5.1.3 Backup xcatdb on Primary Management Node<text:bookmark-end text:name="__RefHeading__1900_640139113"/></text:p>
      <text:p text:style-name="P20">The xcatdb on the primary management node and standby management node should be synchronized before setting up the HADR, otherwise, we will run into errors when trying to start HADR.</text:p>
      <text:p text:style-name="P20"/>
      <text:p text:style-name="P20"><text:tab/>as root</text:p>
      <text:list xml:id="list35587999" text:continue-numbering="true" text:style-name="L4">
        <text:list-header>
          <text:p text:style-name="P56">mkdir /var/lib/db2/backup</text:p>
          <text:p text:style-name="P56">chown xcatdb:xcatdb backup</text:p>
        </text:list-header>
      </text:list>
      <text:p text:style-name="P20"/>
      <text:p text:style-name="P20"><text:tab/><text:span text:style-name="T17">as </text:span>xcatdb</text:p>
      <text:list xml:id="list35561556" text:continue-numbering="true" text:style-name="L4">
        <text:list-header>
          <text:p text:style-name="P56">db2 BACKUP DB XCATDB TO /var/lib/db2/backup/</text:p>
        </text:list-header>
      </text:list>
      <text:p text:style-name="P20"/>
      <text:p text:style-name="P20">The command output will be something like: </text:p>
      <text:p text:style-name="P20"/>
      <text:list xml:id="list35582602" text:continue-numbering="true" text:style-name="L4">
        <text:list-header>
          <text:p text:style-name="P56">Backup successful. The timestamp for this backup image is : 20100805161232</text:p>
        </text:list-header>
      </text:list>
      <text:p text:style-name="P14"><text:soft-page-break/></text:p>
      <text:p text:style-name="P15">Record the timestamp for later use, this timestamp is also part of the filename saved in /var/lib/db2/backup</text:p>
      <text:p text:style-name="P46"/>
      <text:p text:style-name="P13"><text:span text:style-name="T1">Note: if you get an error, like “SQL1035N <text:s/>The database is currently in use. <text:s/>SQLSTATE=57019</text:span><text:span text:style-name="T14">”, make sure your xcatd daemons on management node and service nodes are not running, deactivating the xcatdb using command “db2 DEACTIVATE DB XCATDB” may also be helpful.</text:span></text:p>
      <text:p text:style-name="P20"/>
      <text:p text:style-name="P16"><text:bookmark text:name="__RefHeading__1902_640139113"/>5.1.4 Restore xcatdb on Standby Management Node<text:bookmark-end text:name="__RefHeading__1902_640139113"/></text:p>
      <text:p text:style-name="P20">Copy the xcatdb backup from the primary management node to standby management node:</text:p>
      <text:list xml:id="list35572375" text:continue-numbering="true" text:style-name="L4">
        <text:list-header>
          <text:p text:style-name="P55"><text:span text:style-name="T10">scp -r</text:span><text:span text:style-name="T13">p</text:span><text:span text:style-name="T10"> </text:span><text:span text:style-name="T13">/var/lib/db2/</text:span><text:span text:style-name="T10">backup </text:span><text:span text:style-name="T3">xcatdb@aixmn2</text:span><text:span text:style-name="T10">:/var/lib/db2/</text:span></text:p>
        </text:list-header>
      </text:list>
      <text:p text:style-name="P20"/>
      <text:p text:style-name="P20">Restore the xcatdb database:</text:p>
      <text:p text:style-name="P20"/>
      <text:list xml:id="list35564368" text:continue-numbering="true" text:style-name="L4">
        <text:list-header>
          <text:p text:style-name="P57">db2 RESTORE DATABASE XCATDB FROM "/var/lib/db2/backup" TAKEN AT 20100805161232 REPLACE HISTORY FILE</text:p>
        </text:list-header>
      </text:list>
      <text:p text:style-name="P20"/>
      <text:p text:style-name="P10"><text:s text:c="3"/>You will be prompted with the following question:</text:p>
      <text:list xml:id="list35590076" text:continue-numbering="true" text:style-name="L4">
        <text:list-header>
          <text:p text:style-name="P57">SQL2539W <text:s/>Warning! <text:s/>Restoring to an existing database that is the same as the </text:p>
          <text:p text:style-name="P57">backup image database. <text:s/>The database files will be deleted.</text:p>
          <text:p text:style-name="P57">Do you want to continue ? (y/n) </text:p>
          <text:p text:style-name="P62"/>
        </text:list-header>
      </text:list>
      <text:p text:style-name="P19"><text:span text:style-name="T9"><text:s text:c="11"/></text:span>Answer: y</text:p>
      <text:p text:style-name="P16"><text:bookmark text:name="__RefHeading__1904_640139113"/>5.1.5 Configure HADR services ports<text:bookmark-end text:name="__RefHeading__1904_640139113"/></text:p>
      <text:p text:style-name="Default_20_Text">Add the following lines into /etc/services on both the primary management node and standby management node, you need to run as root to edit /etc/services.</text:p>
      <text:p text:style-name="Default_20_Text"/>
      <text:list xml:id="list35572527" text:continue-numbering="true" text:style-name="L4">
        <text:list-header>
          <text:p text:style-name="P57">DB2_HADR_1 <text:s text:c="5"/>55001/tcp</text:p>
          <text:p text:style-name="P57">DB2_HADR_2 <text:s text:c="5"/>55002/tcp</text:p>
        </text:list-header>
      </text:list>
      <text:p text:style-name="Default_20_Text"/>
      <text:p text:style-name="P16"><text:bookmark text:name="__RefHeading__1906_640139113"/>5.1.6 Configure the HADR Parameters<text:bookmark-end text:name="__RefHeading__1906_640139113"/></text:p>
      <text:p text:style-name="Default_20_Text">Use the following commands to configure the HADR parameters:</text:p>
      <text:p text:style-name="Default_20_Text"/>
      <text:p text:style-name="Default_20_Text">On primary management node:</text:p>
      <text:p text:style-name="Default_20_Text"/>
      <text:list xml:id="list35563887" text:continue-numbering="true" text:style-name="L4">
        <text:list-header>
          <text:p text:style-name="P57">db2 UPDATE ALTERNATE SERVER FOR DATABASE XCATDB USING HOSTNAME 9.114.47.104 PORT 60000</text:p>
          <text:p text:style-name="P57">db2 UPDATE DB CFG FOR XCATDB USING HADR_LOCAL_HOST 9.114.47.103</text:p>
          <text:p text:style-name="P57"><text:soft-page-break/>db2 UPDATE DB CFG FOR XCATDB USING HADR_LOCAL_SVC DB2_HADR_1</text:p>
          <text:p text:style-name="P57">db2 UPDATE DB CFG FOR XCATDB USING HADR_REMOTE_HOST 9.114.47.104</text:p>
          <text:p text:style-name="P57">db2 UPDATE DB CFG FOR XCATDB USING HADR_REMOTE_SVC DB2_HADR_2</text:p>
          <text:p text:style-name="P57">db2 UPDATE DB CFG FOR XCATDB USING HADR_REMOTE_INST xcatdb</text:p>
          <text:p text:style-name="P57">db2 UPDATE DB CFG FOR XCATDB USING HADR_SYNCMODE NEARSYNC</text:p>
          <text:p text:style-name="P57">db2 UPDATE DB CFG FOR XCATDB USING HADR_TIMEOUT 3</text:p>
          <text:p text:style-name="P57">db2 UPDATE DB CFG FOR XCATDB USING HADR_PEER_WINDOW 120</text:p>
          <text:p text:style-name="P57">db2 CONNECT TO XCATDB</text:p>
          <text:p text:style-name="P57">db2 QUIESCE DATABASE IMMEDIATE FORCE CONNECTIONS</text:p>
          <text:p text:style-name="P57">db2 UNQUIESCE DATABASE</text:p>
          <text:p text:style-name="P57">db2 CONNECT RESET</text:p>
        </text:list-header>
      </text:list>
      <text:p text:style-name="Default_20_Text"/>
      <text:p text:style-name="Default_20_Text">On Standby management node:</text:p>
      <text:p text:style-name="Default_20_Text"/>
      <text:list xml:id="list35568857" text:continue-numbering="true" text:style-name="L4">
        <text:list-header>
          <text:p text:style-name="P57">db2 UPDATE ALTERNATE SERVER FOR DATABASE XCATDB USING HOSTNAME 9.114.47.103 PORT 60000</text:p>
          <text:p text:style-name="P57">db2 UPDATE DB CFG FOR XCATDB USING HADR_LOCAL_HOST 9.114.47.104</text:p>
          <text:p text:style-name="P57">db2 UPDATE DB CFG FOR XCATDB USING HADR_LOCAL_SVC DB2_HADR_2</text:p>
          <text:p text:style-name="P57">db2 UPDATE DB CFG FOR XCATDB USING HADR_REMOTE_HOST 9.114.47.103</text:p>
          <text:p text:style-name="P57">db2 UPDATE DB CFG FOR XCATDB USING HADR_REMOTE_SVC DB2_HADR_1</text:p>
          <text:p text:style-name="P57">db2 UPDATE DB CFG FOR XCATDB USING HADR_REMOTE_INST xcatdb</text:p>
          <text:p text:style-name="P57">db2 UPDATE DB CFG FOR XCATDB USING HADR_SYNCMODE NEARSYNC</text:p>
          <text:p text:style-name="P57">db2 UPDATE DB CFG FOR XCATDB USING HADR_TIMEOUT 3</text:p>
          <text:p text:style-name="P57">db2 UPDATE DB CFG FOR XCATDB USING HADR_PEER_WINDOW 120</text:p>
          <text:p text:style-name="P57"/>
        </text:list-header>
      </text:list>
      <text:p text:style-name="Default_20_Text">Substitute the IP addresses in the example with yours.</text:p>
      <text:p text:style-name="P9"/>
      <text:p text:style-name="P16"><text:bookmark text:name="__RefHeading__1908_640139113"/>5.1.7 Start HADR<text:bookmark-end text:name="__RefHeading__1908_640139113"/></text:p>
      <text:p text:style-name="P9">On standby management node, start HADR as the standby database:</text:p>
      <text:p text:style-name="P9"/>
      <text:list xml:id="list35592269" text:continue-numbering="true" text:style-name="L4">
        <text:list-header>
          <text:p text:style-name="P58">db2 DEACTIVATE DATABASE XCATDB</text:p>
          <text:p text:style-name="P58">db2 START HADR ON DATABASE XCATDB AS STANDBY</text:p>
        </text:list-header>
      </text:list>
      <text:p text:style-name="P4"/>
      <text:p text:style-name="P9">On primary management node, start HADR as the primary database:</text:p>
      <text:list xml:id="list35562577" text:continue-numbering="true" text:style-name="L4">
        <text:list-header>
          <text:p text:style-name="P58">db2 DEACTIVATE DATABASE XCATDB</text:p>
          <text:p text:style-name="P58">db2 START HADR ON DATABASE XCATDB AS PRIMARY</text:p>
        </text:list-header>
      </text:list>
      <text:p text:style-name="P5"/>
      <text:p text:style-name="P1"><text:span text:style-name="T6">If you get any message other than “</text:span><text:span text:style-name="T5">DB20000I <text:s/>The START HADR ON DATABASE command completed successfully</text:span><text:span text:style-name="T6">”, make sure <text:s/>all the steps described above have been done correctly, <text:s/>or refer to the DB2 information center for troubleshooting.</text:span></text:p>
      <text:p text:style-name="P16"><text:bookmark text:name="__RefHeading__1910_640139113"/><text:soft-page-break/>5.1.8 Verify HADR Status<text:bookmark-end text:name="__RefHeading__1910_640139113"/></text:p>
      <text:p text:style-name="P3">HADR can be in wrong state even if the “START HADR” command returns successfully, <text:s/>command “db2 GET SNAPSHOT FOR DB ON XCATDB” or “db2pd -d xcatdb -hadr” can be used to verify HADR status, <text:s/>the HADR status output is quite similar between these two commands, <text:s/>here is an example:</text:p>
      <text:p text:style-name="P3"/>
      <text:list xml:id="list35571422" text:continue-numbering="true" text:style-name="L4">
        <text:list-header>
          <text:p text:style-name="P60">db2 GET SNAPSHOT FOR DB ON XCATDB</text:p>
          <text:p text:style-name="P63"/>
          <text:p text:style-name="P58">HADR Status</text:p>
          <text:p text:style-name="P58"><text:s text:c="2"/>Role <text:s text:c="18"/>= Primary</text:p>
          <text:p text:style-name="P58"><text:s text:c="2"/>State <text:s text:c="17"/>= Peer</text:p>
          <text:p text:style-name="P58"><text:s text:c="2"/>Synchronization mode <text:s text:c="2"/>= Nearsync</text:p>
          <text:p text:style-name="P58"><text:s text:c="2"/>Connection status <text:s text:c="5"/>= Connected, 08/05/2010 20:33:00.412948</text:p>
          <text:p text:style-name="P58"><text:s text:c="2"/>Peer window end <text:s text:c="7"/>= 08/05/2010 21:03:07.000000 (1281013387)</text:p>
          <text:p text:style-name="P58"><text:s text:c="2"/>Peer window (seconds) <text:s/>= 120</text:p>
          <text:p text:style-name="P58"><text:s text:c="2"/>Heartbeats missed <text:s text:c="5"/>= 0</text:p>
          <text:p text:style-name="P58"><text:s text:c="2"/>Local host <text:s text:c="12"/>= 9.114.47.103</text:p>
          <text:p text:style-name="P58"><text:s text:c="2"/>Local service <text:s text:c="9"/>= DB2_HADR_1</text:p>
          <text:p text:style-name="P58"><text:s text:c="2"/>Remote host <text:s text:c="11"/>= 9.114.47.104</text:p>
          <text:p text:style-name="P58"><text:s text:c="2"/>Remote service <text:s text:c="8"/>= DB2_HADR_2</text:p>
          <text:p text:style-name="P58"><text:s text:c="2"/>Remote instance <text:s text:c="7"/>= xcatdb</text:p>
          <text:p text:style-name="P58"><text:s text:c="2"/>timeout(seconds) <text:s text:c="6"/>= 3</text:p>
          <text:p text:style-name="P58"><text:s text:c="2"/>Primary log position(file, page, LSN) = S0000002.LOG, 18, 000000000FA18D7C</text:p>
          <text:p text:style-name="P58"><text:s text:c="2"/>Standby log position(file, page, LSN) = S0000002.LOG, 18, 000000000FA18D7C</text:p>
          <text:p text:style-name="P58"><text:s text:c="2"/>Log gap running average(bytes) = 0</text:p>
        </text:list-header>
      </text:list>
      <text:p text:style-name="P5"/>
      <text:p text:style-name="P5"/>
      <text:list xml:id="list35579482" text:continue-numbering="true" text:style-name="L4">
        <text:list-header>
          <text:p text:style-name="P60">db2pd -d xcatdb -hadr</text:p>
          <text:p text:style-name="P58"/>
          <text:p text:style-name="P58">Database Partition 0 -- Database XCATDB -- Active -- Up 0 days 01:17:11</text:p>
          <text:p text:style-name="P58"/>
          <text:p text:style-name="P58">HADR Information:</text:p>
          <text:p text:style-name="P58">Role <text:s text:c="3"/>State <text:s text:c="15"/>SyncMode HeartBeatsMissed <text:s text:c="2"/>LogGapRunAvg (bytes)</text:p>
          <text:p text:style-name="P58">Primary Peer <text:s text:c="16"/>Nearsync 0 <text:s text:c="17"/>0 <text:s text:c="18"/></text:p>
          <text:p text:style-name="P58"/>
          <text:p text:style-name="P58">ConnectStatus ConnectTime <text:s text:c="26"/>Timeout <text:s text:c="2"/></text:p>
          <text:p text:style-name="P58">Connected <text:s text:c="4"/>Thu Aug <text:s/>5 20:33:00 2010 (1281011580) 3 <text:s text:c="8"/></text:p>
          <text:p text:style-name="P58"/>
          <text:p text:style-name="P58">PeerWindowEnd <text:s text:c="24"/>PeerWindow</text:p>
          <text:p text:style-name="P58">Thu Aug <text:s/>5 21:52:07 2010 (1281016327) 120 <text:s text:c="6"/></text:p>
          <text:p text:style-name="P58"/>
          <text:p text:style-name="P58">LocalHost <text:s text:c="31"/>LocalService <text:s text:c="5"/></text:p>
          <text:p text:style-name="P58">9.114.47.103 <text:s text:c="28"/>DB2_HADR_1 <text:s text:c="7"/></text:p>
          <text:p text:style-name="P58"/>
          <text:p text:style-name="P58"><text:soft-page-break/>RemoteHost <text:s text:c="30"/>RemoteService <text:s text:c="5"/>RemoteInstance <text:s text:c="3"/></text:p>
          <text:p text:style-name="P58">9.114.47.104 <text:s text:c="28"/>DB2_HADR_2 <text:s text:c="8"/>xcatdb <text:s text:c="11"/></text:p>
          <text:p text:style-name="P58"/>
          <text:p text:style-name="P58">PrimaryFile <text:s/>PrimaryPg <text:s/>PrimaryLSN <text:s text:c="7"/></text:p>
          <text:p text:style-name="P58">S0000002.LOG 66 <text:s text:c="8"/>0x000000000FA4869D</text:p>
          <text:p text:style-name="P58"/>
          <text:p text:style-name="P58">StandByFile <text:s/>StandByPg <text:s/>StandByLSN <text:s text:c="7"/></text:p>
          <text:p text:style-name="P58">S0000002.LOG 66 <text:s text:c="8"/>0x000000000FA4869D</text:p>
          <text:p text:style-name="P58"/>
        </text:list-header>
      </text:list>
      <text:p text:style-name="P3">The attributes “Role”, “State” and “ConnectStatus” need to be checked, for an operating HADR environment, the “Role” should be “Primary” or “Standby”; the “State” should be “Peer” and the “ConnectStatus” should be “Connected”. If any of the attribute is not correct, you need to go back to check the HADR settings and try to restart the HADR, if the problem persists, refer to DB2 documentation or contact DB2 service team.</text:p>
      <text:p text:style-name="P3"/>
      <text:p text:style-name="P18"><text:bookmark text:name="__RefHeading__1912_640139113"/>5.1.9 Test Database Synchronization<text:bookmark-end text:name="__RefHeading__1912_640139113"/></text:p>
      <text:p text:style-name="P3">After the HADR setup is done, <text:s/>we should verify the database synchronization between the primary management node and standby management node. Here are the recommended steps:</text:p>
      <text:p text:style-name="P3">On primary management node:</text:p>
      <text:list xml:id="list35290998" text:style-name="L5">
        <text:list-item>
          <text:p text:style-name="P49"><text:span text:style-name="T17">start</text:span> xcatd, <text:span text:style-name="T17">for example, using startsrc -s xcatd on AIX</text:span></text:p>
        </text:list-item>
        <text:list-item>
          <text:p text:style-name="P49">Add a new testnode</text:p>
        </text:list-item>
        <text:list-item>
          <text:p text:style-name="P49">stop xcatd, <text:span text:style-name="T17">for example, using stopsrc -s xcatd on AIX</text:span></text:p>
          <text:p text:style-name="P49">On standby management node:</text:p>
        </text:list-item>
      </text:list>
      <text:list xml:id="list30324709" text:style-name="L5">
        <text:list-item>
          <text:p text:style-name="P49">Takeover as the HADR primary using command “db2 TAKEOVER HADR ON DATABASE XCATDB USER xcatdb USING cluster”</text:p>
        </text:list-item>
        <text:list-item>
          <text:p text:style-name="P51"><text:span text:style-name="T6">start</text:span><text:span text:style-name="T7"> </text:span><text:span text:style-name="T6">xcatd, </text:span><text:span text:style-name="T7">for example, using startsrc -s xcatd on AIX</text:span></text:p>
        </text:list-item>
        <text:list-item>
          <text:p text:style-name="P49">Verify the testnode is in database and the node attributes are correct</text:p>
        </text:list-item>
        <text:list-item>
          <text:p text:style-name="P49">Delete the testnode from database</text:p>
        </text:list-item>
        <text:list-item>
          <text:p text:style-name="P49">stop xcatd, <text:span text:style-name="T17">for example, using stopsrc -s xcatd on AIX</text:span></text:p>
          <text:p text:style-name="P49">On primary management node:</text:p>
        </text:list-item>
      </text:list>
      <text:list xml:id="list30341816" text:style-name="L5">
        <text:list-item>
          <text:p text:style-name="P49">Takeover as the HADR primary using command “db2 TAKEOVER HADR ON DATABASE XCATDB USER xcatdb USING cluster”</text:p>
        </text:list-item>
        <text:list-item>
          <text:p text:style-name="P49">start xcatd, <text:span text:style-name="T17">for example, using startsrc -s xcatd on AIX</text:span></text:p>
        </text:list-item>
        <text:list-item>
          <text:p text:style-name="P49">Verify the testnode is not in the database</text:p>
        </text:list-item>
      </text:list>
      <text:p text:style-name="P3"><text:soft-page-break/></text:p>
      <text:p text:style-name="P17"><text:bookmark text:name="__RefHeading__1914_640139113"/>5.1.10 Some useful HADR commands<text:bookmark-end text:name="__RefHeading__1914_640139113"/></text:p>
      <text:p text:style-name="P3">Besides the HADR related commands described above, there are still some other HADR commands that are useful for administration and debugging. When debugging errors, a good resource is the DB2 Information Center at http://publib.boulder.ibm.com/infocenter/db2luw/v9r7/index.jsp For example, the message SQL1117N can be found in Database reference &gt; Messages &gt; SQL Messages &gt; SQL1000 - SQL1499</text:p>
      <text:list xml:id="list35309413" text:style-name="L6">
        <text:list-item>
          <text:p text:style-name="P50">Stop HADR</text:p>
        </text:list-item>
      </text:list>
      <text:list xml:id="list35561905" text:continue-list="list35579482" text:style-name="L4">
        <text:list-header>
          <text:p text:style-name="P58">db2 STOP HADR ON DATABASE XCATDB</text:p>
          <text:p text:style-name="P53">Note: On the HADR standby database server, after the HADR is stopped, the database is in “ROLL-FORWARD PENDING” state and the xcatdb can not be activated, <text:span text:style-name="T17">this</text:span> error <text:span text:style-name="T17">is returned: </text:span>“SQL1117N <text:s/>A connection to or activation of database "XCATDB" cannot be made because of ROLL-FORWARD PENDING. <text:s/>SQLSTATE=57019”, <text:span text:style-name="T17">for </text:span>the SQLSTATE=57019 , <text:span text:style-name="T17">use the </text:span>command “<text:span text:style-name="T16">db2 ROLLFORWARD DATABASE XCATDB TO END OF LOGS AND COMPLETE</text:span>” to fix this problem.</text:p>
        </text:list-header>
      </text:list>
      <text:list xml:id="list35574985" text:continue-list="list35309413" text:style-name="L6">
        <text:list-item>
          <text:p text:style-name="P50">Check xcatdb configuration</text:p>
        </text:list-item>
      </text:list>
      <text:list xml:id="list35566841" text:continue-list="list35561905" text:style-name="L4">
        <text:list-header>
          <text:p text:style-name="P58">db2 CONNECT TO XCATDB</text:p>
          <text:p text:style-name="P58">db2 GET DB CFG</text:p>
        </text:list-header>
      </text:list>
      <text:list xml:id="list35581422" text:continue-list="list35574985" text:style-name="L6">
        <text:list-item>
          <text:p text:style-name="P50">Takeover HADR role</text:p>
        </text:list-item>
      </text:list>
      <text:list xml:id="list35562669" text:continue-list="list35566841" text:style-name="L4">
        <text:list-header>
          <text:p text:style-name="P58">db2 TAKEOVER HADR ON DATABASE XCATDB USER xcatdb USING cluster</text:p>
        </text:list-header>
      </text:list>
      <text:list xml:id="list35574021" text:continue-list="list35581422" text:style-name="L6">
        <text:list-header>
          <text:p text:style-name="P54">OR</text:p>
        </text:list-header>
      </text:list>
      <text:list xml:id="list35568114" text:continue-list="list35562669" text:style-name="L4">
        <text:list-header>
          <text:p text:style-name="P58">db2 TAKEOVER HADR ON DATABASE XCATDB USER xcatdb USING cluster BY FORCE</text:p>
        </text:list-header>
      </text:list>
      <text:list xml:id="list35575361" text:continue-list="list35574021" text:style-name="L6">
        <text:list-header>
          <text:p text:style-name="P50">The “BY FORCE” option should be used only if the primary database server is not functional.</text:p>
        </text:list-header>
      </text:list>
      <text:h text:style-name="Heading_20_2" text:outline-level="2"><text:bookmark text:name="__RefHeading__1568_640139113"/>Database Replication for Postgresql<text:bookmark-end text:name="__RefHeading__1568_640139113"/></text:h>
      <text:p text:style-name="Default_20_Text">Postgresql does provide feature “Continuous Archiving and Point-In-Time Recovery (PITR)” that can be used to provide high availability cluster configuration, see <text:a xlink:type="simple" xlink:href="http://www.postgresql.org/docs/8.4/interactive/warm-standby.html">http://www.postgresql.org/docs/8.4/interactive/warm-standby.html</text:a> and <text:a xlink:type="simple" xlink:href="http://www.postgresql.org/docs/8.4/interactive/continuous-archiving.html">http://www.postgresql.org/docs/8.4/interactive/continuous-archiving.html</text:a> for more details. </text:p>
      <text:p text:style-name="Default_20_Text">But this feature actually uses the “backup on the primary database server” and “restore on the standby database server”, PITR is not real-time replication, the backup interval is configured manually in the postgresql.conf file, the recovery interval is configured in recovery.conf, it will save a lot of database logging files and the logging files take big amount of disk space, <text:span text:style-name="T17">each logging file uses about 16MB disk space</text:span>. Based on the considerations above, <text:s/>the database backup command <text:soft-page-break/>pg_dump and restore command pg_restore seem to be a better solution for the xCAT <text:span text:style-name="T17">postgresql </text:span>database replication.</text:p>
      <text:p text:style-name="Default_20_Text"/>
      <text:p text:style-name="P11">On the primary management node</text:p>
      <text:p text:style-name="Default_20_Text">add crontab entries to:</text:p>
      <text:list xml:id="list35293479" text:style-name="L7">
        <text:list-item>
          <text:p text:style-name="P32">dump the xcatdb into a file</text:p>
        </text:list-item>
        <text:list-item>
          <text:p text:style-name="P32">scp the xcatdb backup file to the standby management node</text:p>
        </text:list-item>
      </text:list>
      <text:p text:style-name="Default_20_Text"/>
      <text:p text:style-name="Default_20_Text">Here is an example of the crontab entries for user postgres:</text:p>
      <text:list xml:id="list35576131" text:continue-list="list35568114" text:style-name="L4">
        <text:list-header>
          <text:p text:style-name="P58">0 3 * * * /var/lib/pgsql/bin/pg_dump -f /tmp/xcatdb -F t xcatdb</text:p>
        </text:list-header>
      </text:list>
      <text:p text:style-name="Default_20_Text"/>
      <text:p text:style-name="Default_20_Text">Here is an example of the crontab entries for user root:</text:p>
      <text:list xml:id="list35582175" text:continue-numbering="true" text:style-name="L4">
        <text:list-header>
          <text:p text:style-name="P58"/>
          <text:p text:style-name="P58">0 4 * * * scp /tmp/xcatdb aixmn2:/tmp/</text:p>
        </text:list-header>
      </text:list>
      <text:p text:style-name="Default_20_Text"/>
      <text:p text:style-name="P11">On the standby management node:</text:p>
      <text:p text:style-name="Default_20_Text">stop the xcatd and Postgresql.</text:p>
      <text:p text:style-name="Default_20_Text">AIX: </text:p>
      <text:list xml:id="list35589845" text:continue-numbering="true" text:style-name="L4">
        <text:list-header>
          <text:p text:style-name="P58"><text:span text:style-name="T17">s</text:span>topsrc -s xcatd</text:p>
          <text:p text:style-name="P58">su - postgres</text:p>
          <text:p text:style-name="P58">/var/lib/pgsql/bin/pg_ctl -D /var/lib/pgsql/data <text:s/>stop</text:p>
        </text:list-header>
      </text:list>
      <text:p text:style-name="Default_20_Text">Linux: </text:p>
      <text:list xml:id="list35582597" text:continue-numbering="true" text:style-name="L4">
        <text:list-header>
          <text:p text:style-name="P58">service xcatd stop</text:p>
          <text:p text:style-name="P58">su – postgres</text:p>
          <text:p text:style-name="P58">service postgresql stop</text:p>
          <text:p text:style-name="P58"/>
          <text:p text:style-name="P63"/>
        </text:list-header>
      </text:list>
      <text:p text:style-name="Default_20_Text">Add crontab entry to restore the database, here is an example of the crontab entries for user postgres:</text:p>
      <text:list xml:id="list35588857" text:continue-numbering="true" text:style-name="L4">
        <text:list-header>
          <text:p text:style-name="P61">0 5 * * * /var/lib/pgsql/bin/pg_restore -d xcatdb -c /tmp/xcatdb</text:p>
        </text:list-header>
      </text:list>
      <text:p text:style-name="Default_20_Text"><text:s/></text:p>
      <text:h text:style-name="Heading_20_2" text:outline-level="2"><text:bookmark text:name="__RefHeading__1570_640139113"/>Database Replication for Other Database Systems<text:bookmark-end text:name="__RefHeading__1570_640139113"/></text:h>
      <text:p text:style-name="Default_20_Text">This documentation will not cover the details for setting up replication for the database systems other than DB2, here are some useful links for setting up database replication for various database systems supported by xCAT.</text:p>
      <text:p text:style-name="Default_20_Text"/>
      <text:p text:style-name="Default_20_Text">MySQL: <text:a xlink:type="simple" xlink:href="http://dev.mysql.com/doc/refman/5.5/en/replication.html">http://dev.mysql.com/doc/refman/5.5/en/replication.html</text:a></text:p>
      <text:p text:style-name="Default_20_Text"/>
      <text:p text:style-name="Default_20_Text">sqlite: sqlite does not provide replication feature, but since the sqlite is file-based database, so you can use file copy or synchronization mechanism on Unix/Linux to achieve the database synchronization.</text:p>
      <text:p text:style-name="Default_20_Text"/>
      <text:h text:style-name="P47" text:outline-level="1"><text:bookmark text:name="__RefHeading__1350_640139113"/><text:soft-page-break/>Files Synchronization<text:bookmark-end text:name="__RefHeading__1350_640139113"/></text:h>
      <text:p text:style-name="Default_20_Text">To make the standby management node be ready for an easy take over, there are a lot files should be kept synchronized between the primary management node and standby management node. </text:p>
      <text:p text:style-name="Default_20_Text">A straightforward way to keep files synchronized is to use <text:span text:style-name="T17">rsync, rsync is shipped with xCAT as part of the xcat-dep on AIX and also shipped with Linux distribution, you can see more details on the official rsync website </text:span><text:a xlink:type="simple" xlink:href="http://samba.org/rsync/"><text:span text:style-name="T17">http://samba.org/rsync/</text:span></text:a><text:span text:style-name="T17">. T</text:span>he crontab can make the synchronization be automatic. This documentation will use the rsync and crontab as the files synchronization solution, you can use your own files synchronization solution as long as it could keep the corresponding files be <text:s/>synchronized between the <text:s/>primary management node and standby management node.</text:p>
      <text:h text:style-name="Heading_20_2" text:outline-level="2"><text:bookmark text:name="__RefHeading__1572_640139113"/>SSL Credentials and SSH Keys<text:bookmark-end text:name="__RefHeading__1572_640139113"/></text:h>
      <text:p text:style-name="Default_20_Text">The SSL credentials need to be identical on the primary management node and standby management node, the xcatd request submit from service nodes and compute nodes depend on the <text:s/>SSL credentials.</text:p>
      <text:p text:style-name="Default_20_Text">To setup the ssh authentication between the primary management node, standby management node, service nodes and compute nodes, the ssh keys should be kept synchronized between the primary management node and standby management node. </text:p>
      <text:p text:style-name="Default_20_Text">The SSL credentials reside in directory /etc/xcat/ca, /etc/xcat/cert and $HOME/.xcat/, the ssh keys are in directory /etc/xcat/hostkeys.</text:p>
      <text:p text:style-name="Default_20_Text"/>
      <text:p text:style-name="Default_20_Text">Here is an example of the crontab entries for synchronizing the SSL credentials and SSH keys:</text:p>
      <text:list xml:id="list35570327" text:continue-numbering="true" text:style-name="L4">
        <text:list-header>
          <text:p text:style-name="P58">0 1 * * * /usr/bin/rsync -az /etc/xcat/ca /etc/xcat/cert /etc/xcat/hostkeys aixmn2:/etc/xcat</text:p>
          <text:p text:style-name="P58">0 1 * * * <text:span text:style-name="T17">/usr/bin/</text:span>rsync -az $HOME/.xcat aixmn2:$HOME/</text:p>
        </text:list-header>
      </text:list>
      <text:p text:style-name="Default_20_Text"/>
      <text:p text:style-name="P12">Note: you can backup the $HOME/.ssh directory in case some information from the $HOME/.ssh on the primary management node is needed after failover. This is an optional step:</text:p>
      <text:list xml:id="list35583612" text:continue-numbering="true" text:style-name="L4">
        <text:list-header>
          <text:p text:style-name="P59">0 1 * * * /usr/bin/rsync -az $HOME/.ssh aixmn2:$HOME/sshbackup/</text:p>
        </text:list-header>
      </text:list>
      <text:h text:style-name="P48" text:outline-level="2"><text:bookmark text:name="__RefHeading__1574_640139113"/>Node Deployment Packages<text:bookmark-end text:name="__RefHeading__1574_640139113"/></text:h>
      <text:p text:style-name="Default_20_Text">The node deployment packages are under the directory specified by the “installdir” in site table, the default location is /install directory. The node deployment packages need to be synchronized to the standby management node. </text:p>
      <text:p text:style-name="Default_20_Text">For Linux, it will be easy to achieve this by copying the whole /install directory from the primary management node to the standby management node; however, copying the whole /install directory is not enough for AIX, we will have to create the NIM <text:soft-page-break/>resources on the standby management node. Some manual steps are required to create the NIM resources on the backup management node. </text:p>
      <text:p text:style-name="Default_20_Text"/>
      <text:p text:style-name="Default_20_Text">Here is an example of the crontab entries for synchronizing the node deployment packages:</text:p>
      <text:list xml:id="list35582341" text:continue-numbering="true" text:style-name="L4">
        <text:list-header>
          <text:p text:style-name="P58">0 2 * * * /usr/bin/rsync -az /install aixmn2:/</text:p>
        </text:list-header>
      </text:list>
      <text:p text:style-name="Default_20_Text"/>
      <text:p text:style-name="Default_20_Text">If you do not want to do the manual steps on the standby management node to re-create the NIM resources, the AIX feature High Availability Network Installation Manager(HANIM) can be used for keeping the NIM resources synchronized between the primary management node and standby management node <text:s/>Please refer to AIX redbook “NIM from A to Z in AIX 5L” at <text:a xlink:type="simple" xlink:href="http://www.redbooks.ibm.com/redbooks/pdfs/sg247296.pdf">http://www.redbooks.ibm.com/redbooks/pdfs/sg247296.pdf</text:a> for more details about HANIM.</text:p>
      <text:h text:style-name="P48" text:outline-level="2"><text:bookmark text:name="__RefHeading__1576_640139113"/>Network Services Configuration Files<text:bookmark-end text:name="__RefHeading__1576_640139113"/></text:h>
      <text:p text:style-name="Default_20_Text">A lot of network services are configured on management node, such as DNS, DHCP <text:s/>and HTTP, the network services are mainly controlled by the configuration files, <text:s/>however, some of the network services configuration files contain the local hostname/ipaddresses related information, so simply copying these network services configuration files to the standby management node may not work, considering that generating these network services configuration files are very easy and quick by running xCAT commands such as makedhcp, makedns or nimnodeset, as long as the xCAT database contains correct information. It will be easier to configure the network services on the standby management node by running xCAT commands when failing over to the standby management node. An exception is the /etc/hosts and /etc/resolve files, the /etc/hosts and /etc/resolv.conf may be modified as cluster maintenance activities, the /etc/hosts and /etc/resolv.conf are very important for xCAT commands, so the /etc/hosts and /etc/resolv.conf will be synchronized between the primary management node and standby management node. Here is an example the crontab entries for synchronizing the /etc/hosts and /etc/resolv.conf:</text:p>
      <text:p text:style-name="Default_20_Text"/>
      <text:list xml:id="list35587952" text:continue-numbering="true" text:style-name="L4">
        <text:list-header>
          <text:p text:style-name="P58">0 2 * * * /usr/bin/rsync -az /etc/hosts /etc/resolv.conf aixmn2:/etc/</text:p>
        </text:list-header>
      </text:list>
      <text:p text:style-name="Default_20_Text"/>
      <text:h text:style-name="P48" text:outline-level="2"><text:bookmark text:name="__RefHeading__2916_640139113"/>Additional Customization Files <text:span text:style-name="T17">and Production files</text:span><text:bookmark-end text:name="__RefHeading__2916_640139113"/></text:h>
      <text:p text:style-name="Default_20_Text"><text:span text:style-name="T17">Besides the files mentioned above, there might be some additional customization files and production files need to be copied over to the standby management node</text:span>, depending on the users unique requirements. <text:span text:style-name="T17">In a word, we should try to make the standby management node</text:span> be a clone of the <text:span text:style-name="T17">primary management node. Here are some example files that can consider:</text:span></text:p>
      <text:p text:style-name="P12"><text:tab/><text:tab/><text:tab/>/.profile</text:p>
      <text:p text:style-name="P12"><text:tab/><text:tab/><text:tab/>/.rhosts</text:p>
      <text:p text:style-name="P12"><text:soft-page-break/><text:tab/><text:tab/><text:tab/>/etc/auto_master</text:p>
      <text:p text:style-name="P12"><text:tab/><text:tab/><text:tab/>/etc/auto/maps/auto.u</text:p>
      <text:p text:style-name="P12"><text:tab/><text:tab/><text:tab/>/etc/hosts</text:p>
      <text:p text:style-name="P12"><text:tab/><text:tab/><text:tab/>/etc/motd</text:p>
      <text:p text:style-name="P12"><text:tab/><text:tab/><text:tab/>/etc/security/limits</text:p>
      <text:p text:style-name="P12"><text:tab/><text:tab/><text:tab/>/etc/resolv.conf</text:p>
      <text:p text:style-name="P12"><text:tab/><text:tab/><text:tab/>/etc/netscvc.conf</text:p>
      <text:p text:style-name="P12"><text:tab/><text:tab/><text:tab/>/etc/ntp.conf</text:p>
      <text:p text:style-name="P12"><text:tab/><text:tab/><text:tab/>/etc/inetd.conf</text:p>
      <text:p text:style-name="P12"><text:tab/><text:tab/><text:tab/>/etc/passwd</text:p>
      <text:p text:style-name="P12"><text:tab/><text:tab/><text:tab/>/etc/security/passwd</text:p>
      <text:p text:style-name="P12"><text:tab/><text:tab/><text:tab/>/etc/group</text:p>
      <text:p text:style-name="P12"><text:tab/><text:tab/><text:tab/>/etc/security/group</text:p>
      <text:p text:style-name="P12"><text:tab/><text:tab/><text:tab/>/etc/exports</text:p>
      <text:p text:style-name="P12"><text:tab/><text:tab/><text:tab/>/etc/dhcpsd.cnf</text:p>
      <text:p text:style-name="P12"><text:tab/><text:tab/><text:tab/>/etc/sevices</text:p>
      <text:p text:style-name="P12"><text:tab/><text:tab/><text:tab/>/etc/inittab</text:p>
      <text:p text:style-name="P12"><text:tab/><text:tab/><text:tab/>(and more)</text:p>
      <text:h text:style-name="P47" text:outline-level="1"><text:bookmark text:name="__RefHeading__1352_640139113"/>Cluster Maintenance Considerations<text:bookmark-end text:name="__RefHeading__1352_640139113"/></text:h>
      <text:p text:style-name="Default_20_Text">The standby management node should be taken into account when doing any maintenance work in the xCAT cluster with HAMN setup. </text:p>
      <text:list xml:id="list35285810" text:style-name="L8">
        <text:list-item>
          <text:p text:style-name="P36">Software Maintenance</text:p>
          <text:p text:style-name="P36">Any software update on the primary management node should also be done on the standby management node.</text:p>
        </text:list-item>
        <text:list-item>
          <text:p text:style-name="P36">Files Synchronization</text:p>
          <text:p text:style-name="P36">Although we have setup crontab to synchronize the related files between the primary management node and standby management node, but the crontab entries are only run in some specific time slots, the synchronization delay brings in potential problems with HAMN, so it is recommended to manually synchronize the files mentioned in the section above whenever the files are modified.</text:p>
        </text:list-item>
        <text:list-item>
          <text:p text:style-name="P34">Reboot management nodes</text:p>
          <text:p text:style-name="P34">In case the primary management node needs to be rebooted, the HADR will failover to the standby management node, to avoid the unnecessary failover, it is recommended to power off the standby management node before rebooting the primary management node. Rebooting the standby management node does not require additional steps.</text:p>
        </text:list-item>
      </text:list>
      <text:p text:style-name="Default_20_Text"/>
      <text:p text:style-name="Default_20_Text">At this point, the HA MN Setup is complete, and customer workloads and system administration can continue on the primary management node until a failure occurs. The xcatdb and files on the standby management node <text:s/>will continue to be synchronized until such a failure occurs.</text:p>
      <text:h text:style-name="P47" text:outline-level="1"><text:bookmark text:name="__RefHeading__1354_640139113"/><text:soft-page-break/>Failover<text:bookmark-end text:name="__RefHeading__1354_640139113"/></text:h>
      <text:p text:style-name="Default_20_Text">When the primary management node fails for whatever reason, the administrator should start the failover process, some manual steps are involved in the failover process. The following procedure should be followed in the event of a failure on the primary management node.</text:p>
      <text:list xml:id="list35304303" text:style-name="L9">
        <text:list-item>
          <text:p text:style-name="P40">Failover the database replication, use the description in the section “setup database replication” to failover the database replication to the standby management node. <text:span text:style-name="T17">For DB2 HADR configuration, command "db2 TAKEOVER HADR ON DATABASE XCATDB USER xcatdb USING cluster" or "db2 TAKEOVER HADR ON DATABASE XCATDB USER xcatdb USING cluster BY FORCE" can be used to failover the HADR, the “BY FORCE” option is required only when the DB2 database on the primary management node is not functional.</text:span></text:p>
        </text:list-item>
        <text:list-item>
          <text:p text:style-name="P40">Shutdown the primary management node</text:p>
          <text:p text:style-name="P40">If the primary management node is not totally dead, shutdown the primary management node. The standby management node could not take over the management role if the primary management node is still up, because the standby management node will be configured with the hostname and ip address that the primary management was configured. <text:span text:style-name="T17">W</text:span>hen the primary <text:span text:style-name="T17">management node </text:span>is shutdown, the nodes may no longer function, depending on the type of node installation. <text:span text:style-name="T17">If </text:span>x<text:span text:style-name="T17">CAT</text:span> is still active on the <text:span text:style-name="T17">p</text:span>rimary <text:span text:style-name="T17">management node </text:span>at this time, rpower and xdsh can be used to achieve shutting down the nodes if needed.</text:p>
        </text:list-item>
        <text:list-item>
          <text:p text:style-name="P40">Stop the database system on the standby management node. Take DB2 as an example, the following commands can be used to stop the DB2:</text:p>
          <text:p text:style-name="P40"/>
        </text:list-item>
      </text:list>
      <text:list xml:id="list35589907" text:continue-list="list35587952" text:style-name="L4">
        <text:list-header>
          <text:p text:style-name="P58">db2 STOP HADR ON DATABASE XCATDB</text:p>
        </text:list-header>
      </text:list>
      <text:list xml:id="list35569848" text:continue-list="list35304303" text:style-name="L9">
        <text:list-header>
          <text:p text:style-name="P37">Note: If you get error message SQL1769N <text:s/>Stop HADR cannot complete. Reason code = "2", try to run command </text:p>
        </text:list-header>
      </text:list>
      <text:list xml:id="list35562523" text:continue-list="list35589907" text:style-name="L4">
        <text:list-header>
          <text:p text:style-name="P61"><text:span text:style-name="T15">db2 DEACTIVATE DATABASE XCATDB USER XCATDB USING</text:span> cluster </text:p>
        </text:list-header>
      </text:list>
      <text:list xml:id="list35576635" text:continue-list="list35569848" text:style-name="L9">
        <text:list-header>
          <text:p text:style-name="P37">and then rerun the </text:p>
        </text:list-header>
      </text:list>
      <text:list xml:id="list35582830" text:continue-list="list35562523" text:style-name="L4">
        <text:list-header>
          <text:p text:style-name="P58">db2 STOP HADR ON DATABASE XCATDB</text:p>
          <text:p text:style-name="P58"/>
          <text:p text:style-name="P58">db2 connect reset</text:p>
          <text:p text:style-name="P58">db2 force applications all</text:p>
          <text:p text:style-name="P58">db2 terminate</text:p>
          <text:p text:style-name="P58">db2stop</text:p>
        </text:list-header>
      </text:list>
      <text:list xml:id="list35589580" text:continue-list="list35576635" text:style-name="L9">
        <text:list-item>
          <text:p text:style-name="P40">On the standby management node, change the ip address and hostname configured on cluster-facing adapter<text:span text:style-name="T17">s</text:span> <text:s/>to the ones <text:span text:style-name="T17">that </text:span>were configured on the primary management node. Here is an example:</text:p>
        </text:list-item>
      </text:list>
      <text:list xml:id="list35586752" text:continue-list="list35582830" text:style-name="L4">
        <text:list-header>
          <text:p text:style-name="P58">/usr/sbin/mktcpip -h'aixmn1' -a'9.114.47.103' -m'255.255.255.192' -i'en1' -g'9.114.47.126' -t'N/A'</text:p>
        </text:list-header>
      </text:list>
      <text:list xml:id="list35573999" text:continue-list="list35589580" text:style-name="L9">
        <text:list-header>
          <text:p text:style-name="P37">Note: the mktcpip command will update /etc/hosts also, if it is not desired, you can use chdev command instead.</text:p>
          <text:p text:style-name="P37"><text:soft-page-break/>It is recommended to open a console to Standby MN" prior to making any ethernet interface changes. Also, keep the console open, to observe any errors while issuing commands in the remainder of this section.</text:p>
        </text:list-header>
        <text:list-item>
          <text:p text:style-name="P40">Update database configuration to use the new ip address and new hostname. For DB2, use the following command:</text:p>
        </text:list-item>
      </text:list>
      <text:list xml:id="list35566514" text:continue-list="list35586752" text:style-name="L4">
        <text:list-header>
          <text:p text:style-name="P58">re-login as xcatdb</text:p>
          <text:p text:style-name="P58">db2gcf -u -p 0 -i xcatdb</text:p>
        </text:list-header>
      </text:list>
      <text:list xml:id="list35579431" text:continue-list="list35573999" text:style-name="L9">
        <text:list-header>
          <text:p text:style-name="P45"><text:span text:style-name="T9">This command will update the DB2 database configuration file “</text:span><text:span text:style-name="T14">/var/lib/db2/sqllib/db2nodes.cfg</text:span><text:span text:style-name="T9">” and start DB2.</text:span></text:p>
          <text:p text:style-name="P40">For Postgres, update the line “host <text:s text:c="3"/>all <text:s text:c="9"/>all <text:s text:c="7"/>x.x.x.x/32 <text:s text:c="5"/>md5” in file /var/lib/pgsql/postgresql.conf and update the line “listen_addresses = 'x.x.x.x'” in file /var/lib/pgsql/pg_hba.conf.</text:p>
        </text:list-header>
        <text:list-item>
          <text:p text:style-name="P40">Start xcatd on the standby management node. <text:s/><text:span text:style-name="T17">If you get error “SQL1117N A connection to or activation of database "XCATDB" cannot be made because of ROLL-FORWARD PENDING. <text:s/>SQLSTATE=57019”, use the following steps to workaround:</text:span></text:p>
          <text:list>
            <text:list-item>
              <text:p text:style-name="P43">Roll forward DB2 database, using:</text:p>
            </text:list-item>
          </text:list>
          <text:p text:style-name="P43"/>
        </text:list-item>
      </text:list>
      <text:p text:style-name="P41"><text:tab/><text:tab/><text:tab/>db2 ROLLFORWARD DB XCATDB TO END OF LOG</text:p>
      <text:p text:style-name="P41"><text:tab/><text:tab/><text:tab/>db2 <text:s/>ROLLFORWARD DB XCATDB COMPLETE</text:p>
      <text:p text:style-name="P41"/>
      <text:list xml:id="list35567232" text:continue-numbering="true" text:style-name="L9">
        <text:list-item>
          <text:list>
            <text:list-item>
              <text:p text:style-name="P35">Verify xcatdb is usable, via db2</text:p>
            </text:list-item>
          </text:list>
        </text:list-item>
      </text:list>
      <text:p text:style-name="P41"/>
      <text:p text:style-name="P41"><text:tab/><text:tab/><text:tab/>db2 CONNECT TO XCATDB USER XCATDB USING cluster</text:p>
      <text:p text:style-name="P41"><text:tab/><text:tab/><text:tab/>db2 LIST TABLES</text:p>
      <text:list xml:id="list35579516" text:continue-numbering="true" text:style-name="L9">
        <text:list-item>
          <text:p text:style-name="P40">Setup the network services and conserver:</text:p>
          <text:list>
            <text:list-item>
              <text:p text:style-name="P45"><text:span text:style-name="T9">DNS: run makedns. </text:span><text:span text:style-name="T12">Verify dns services working for node resolution.</text:span></text:p>
            </text:list-item>
            <text:list-item>
              <text:p text:style-name="P45"><text:span text:style-name="T9">DHCP(Linux only): run makedhcp. </text:span><text:span text:style-name="T12">Verify dhcp operational for hardware management.</text:span></text:p>
            </text:list-item>
            <text:list-item>
              <text:p text:style-name="P40">conserver: makeconservercf</text:p>
            </text:list-item>
            <text:list-item>
              <text:p text:style-name="P43">Verify that bootp is operational for booting the nodes.</text:p>
            </text:list-item>
          </text:list>
        </text:list-item>
        <text:list-item>
          <text:p text:style-name="P38">Setup os deployment environment</text:p>
          <text:list>
            <text:list-item>
              <text:p text:style-name="P40">Create operating system images:</text:p>
              <text:list>
                <text:list-item>
                  <text:p text:style-name="P40">For Linux: the operating system images definitions are ready in xCAT database, and the operating system images files are already in /install directory.</text:p>
                </text:list-item>
                <text:list-item>
                  <text:p text:style-name="P40">For AIX: If the HANIM is being used for keeping the NIM resources synchronized, then no manual steps are needed to create the NIM resources on the standby management node; otherwise, the operating systems images files are in /install directory, but have to create the NIM resources manually. Refer to the xCAT AIX documents listed at <text:a xlink:type="simple" xlink:href="http://xcat.svn.sourceforge.net/viewvc/xcat/xcat-core/trunk/xCAT-client/share/doc/index.html">http://xcat.svn.sourceforge.net/viewvc/xcat/xcat-core/trunk/xCAT-client/share/doc/index.html</text:a> for more details on how to create the NIM <text:soft-page-break/>resources. Here are some manual steps that can be referred for re-creating the NIM resources:</text:p>
                  <text:list>
                    <text:list-item>
                      <text:p text:style-name="P43">If the nim master is not initialized, run command “nim_master_setup -a mk_resource=no -a device=&lt;<text:span text:style-name="T1">source </text:span><text:span text:style-name="T1">directory</text:span>&gt;” to initialize the NIM master, where the &lt;<text:span text:style-name="T1">source </text:span><text:span text:style-name="T1">directory</text:span>&gt; is the directory that contains the AIX installation image files.</text:p>
                    </text:list-item>
                    <text:list-item>
                      <text:p text:style-name="P40">Run “lsdef -t osimage -l” to list all the AIX operating system images.</text:p>
                    </text:list-item>
                    <text:list-item>
                      <text:p text:style-name="P40">For each osimage:</text:p>
                      <text:list>
                        <text:list-item>
                          <text:p text:style-name="P40"><text:span text:style-name="T17">Create the lpp_source resource: /usr/sbin/nim -Fo define -t lpp_source -a server=master -a location=/install/nim/lpp_source/&lt;</text:span><text:span text:style-name="T2">osimagename</text:span><text:span text:style-name="T17">&gt;_lpp_source &lt;</text:span><text:span text:style-name="T2">osimagename</text:span><text:span text:style-name="T17">&gt;_lpp_source</text:span></text:p>
                        </text:list-item>
                        <text:list-item>
                          <text:p text:style-name="P40"><text:span text:style-name="T17">Create the spot resource: <text:s/>/usr/lpp/bos.sysmgt/nim/methods/m_mkspot -o -a server=master -a location=/install/nim/spot/ -a source=no &lt;</text:span><text:span text:style-name="T2">osimage</text:span><text:span text:style-name="T17">&gt;</text:span></text:p>
                        </text:list-item>
                        <text:list-item>
                          <text:p text:style-name="P40"><text:span text:style-name="T17">Check if the osimage has any kind of the following resources: </text:span>"<text:span text:style-name="T17">installp_bundle</text:span>", <text:span text:style-name="T17"><text:s/>"script",</text:span> "root", "shared_root", "tmp", "home", "shared_home", "dump" and "paging". <text:span text:style-name="T17">If yes, use commands <text:s/>“/usr/sbin/nim -Fo define -t &lt;</text:span><text:span text:style-name="T2">type</text:span><text:span text:style-name="T17">&gt; -a server=master -a location=&lt;</text:span><text:span text:style-name="T2">location</text:span><text:span text:style-name="T17">&gt; &lt;</text:span><text:span text:style-name="T2">osimagename</text:span><text:span text:style-name="T17">&gt;_&lt;</text:span><text:span text:style-name="T2">type</text:span><text:span text:style-name="T17">&gt;” to create all the necessary nim resources, where the &lt;</text:span><text:span text:style-name="T2">location</text:span><text:span text:style-name="T17">&gt; is the resource location returned by “lsdef -t osimage -l” command.</text:span></text:p>
                        </text:list-item>
                      </text:list>
                    </text:list-item>
                  </text:list>
                </text:list-item>
              </text:list>
            </text:list-item>
          </text:list>
        </text:list-item>
      </text:list>
      <text:p text:style-name="P41">Note: If the NIM master was already up and running on the standby management node prior to failover, the NIM master hostname needs to be changed, you can use smit nim to perform the NIM master hostname change.</text:p>
      <text:p text:style-name="P41">If you are seeing ssh problems when trying to ssh the compute nodes or any other nodes, the hostname in ssh keys under directory $HOME/.ssh needs to be updated.</text:p>
      <text:list xml:id="list35564260" text:continue-numbering="true" text:style-name="L9">
        <text:list-item>
          <text:list>
            <text:list-item>
              <text:p text:style-name="P40">Run nodeset, nimnodeset or mkdsklsnode</text:p>
            </text:list-item>
          </text:list>
        </text:list-item>
        <text:list-item>
          <text:p text:style-name="P40">Performing management operations</text:p>
          <text:p text:style-name="P45"><text:span text:style-name="T9">After finished the step 8, the standby management node is ready for managing the cluster, you can run any xCAT command to manage the cluster. For example, if the diskless nodes need to be rebooted to boot from network, you can run rpower &lt;</text:span><text:span text:style-name="T14">noderange</text:span><text:span text:style-name="T9">&gt; reset or rneboot &lt;</text:span><text:span text:style-name="T14">noderange</text:span><text:span text:style-name="T9">&gt; to initialize the network boot.</text:span></text:p>
          <text:p text:style-name="P40"/>
        </text:list-item>
      </text:list>
      <text:h text:style-name="P47" text:outline-level="1"><text:bookmark text:name="__RefHeading__1578_640139113"/>Failback<text:bookmark-end text:name="__RefHeading__1578_640139113"/></text:h>
      <text:p text:style-name="P20">When the previous primary management node is back up and running, you may want to failback to the primary management node, since the xCAT database and related files are not <text:s/>up to date on the previous primary management node when it is down. <text:soft-page-break/>So failing back to the the previous primary management node is not an easy action, you can go through all the steps described in this documentation to setup the previous standby management node as the new primary management node and setup the previous <text:s/>primary management node as the new standby management node, and then do a failover from the <text:s/>new primary management node to the <text:s/>new standby management node.</text:p>
      <text:p text:style-name="P20"/>
      <text:h text:style-name="Heading_20_1" text:outline-level="1"><text:bookmark text:name="__RefHeading__1358_640139113"/><text:reference-mark-start text:name="References"/><text:s/>References<text:bookmark-end text:name="__RefHeading__1358_640139113"/><text:reference-mark-end text:name="References"/></text:h>
      <text:list xml:id="list35300160" text:style-name="L10">
        <text:list-item>
          <text:p text:style-name="P30">Redbook “High Availability and Disaster Recovery Options for DB2 on Linux UNIX and Windows” <text:a xlink:type="simple" xlink:href="http://www.redbooks.ibm.com/abstracts/sg247363.html">http://www.redbooks.ibm.com/abstracts/sg247363.html</text:a></text:p>
        </text:list-item>
        <text:list-item>
          <text:p text:style-name="P30"><text:span text:style-name="T4">DB2 Information Center</text:span><text:a xlink:type="simple" xlink:href="http://www.redbooks.ibm.com/redbooks/pdfs/sg247352.pdf"><text:span text:style-name="T4"> </text:span></text:a><text:a xlink:type="simple" xlink:href="http://publib.boulder.ibm.com/infocenter/db2luw/v9r5/index.jsp?topic=/com.ibm.db2.luw.admin.ha.doc/doc/c0011748.html"><text:span text:style-name="T4">http://publib.boulder.ibm.com/infocenter/db2luw/v9r5/index.jsp?topic=/com.ibm.db2.luw.admin.ha.doc/doc/c0011748.html</text:span></text:a></text:p>
        </text:list-item>
        <text:list-item>
          <text:p text:style-name="P30"><text:a xlink:type="simple" xlink:href="http://xcat.svn.sourceforge.net/viewvc/xcat/xcat-core/trunk/xCAT-client/share/doc/xCAT2SetupDB2.pdf"><text:span text:style-name="T4">Setup DB2 as the xCAT Database</text:span></text:a></text:p>
        </text:list-item>
        <text:list-item>
          <text:p text:style-name="P30"><text:a xlink:type="simple" xlink:href="http://www.postgresql.org/docs/8.4/interactive/warm-standby.html"><text:span text:style-name="T4">http://www.postgresql.org/docs/8.4/interactive/warm-standby.html</text:span></text:a></text:p>
        </text:list-item>
        <text:list-item>
          <text:p text:style-name="P30"><text:a xlink:type="simple" xlink:href="http://wiki.postgresql.org/wiki/Replication,_Clustering,_and_Connection_Pooling"><text:span text:style-name="T4">http://wiki.postgresql.org/wiki/Replication,_Clustering,_and_Connection_Pool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Default_20_Text" style:next-style-name="Default_20_Text" style:default-outline-level="1" style:class="text">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default-outline-level="2" style:class="text">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cm" fo:margin-right="0cm" fo:margin-top="0.423cm" fo:margin-bottom="0.106cm" fo:text-indent="0cm"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635cm" fo:margin-right="0cm" fo:text-indent="-0.635cm" style:auto-text-indent="false"/>
    </style:style>
    <style:style style:name="Bullet_20_2" style:display-name="Bullet 2" style:family="paragraph" style:parent-style-name="Default_20_Text">
      <style:paragraph-properties fo:margin-left="1.27cm" fo:margin-right="0cm" fo:text-indent="-0.635cm" style:auto-text-indent="false"/>
    </style:style>
    <style:style style:name="List_20_3" style:display-name="List 3" style:family="paragraph" style:parent-style-name="Default_20_Text" style:class="list">
      <style:paragraph-properties fo:margin-left="1.905cm" fo:margin-right="0cm" fo:text-indent="-0.635cm" style:auto-text-indent="false"/>
    </style:style>
    <style:style style:name="List_20_4" style:display-name="List 4" style:family="paragraph" style:parent-style-name="Default_20_Text" style:class="list">
      <style:paragraph-properties fo:margin-left="2.54cm" fo:margin-right="0cm" fo:text-indent="-0.635cm" style:auto-text-indent="false"/>
    </style:style>
    <style:style style:name="Head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text:number-lines="false" text:line-number="0">
        <style:tab-stops>
          <style:tab-stop style:position="7.228cm" style:type="center"/>
          <style:tab-stop style:position="14.45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2"/>
    </style:style>
    <style:style style:name="Contents_20_1" style:display-name="Contents 1" style:family="paragraph" style:parent-style-name="Default_20_Text" style:next-style-name="Default_20_Text"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423cm" fo:margin-right="0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Default_20_Text"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cm" fo:margin-right="0cm" fo:text-indent="0.37cm" style:auto-text-indent="false"/>
    </style:style>
    <style:style style:name="Block_20_Text" style:display-name="Block Text" style:family="paragraph" style:parent-style-name="Default_20_Text">
      <style:paragraph-properties fo:margin-left="2.54cm" fo:margin-right="2.54cm" fo:margin-top="0cm" fo:margin-bottom="0.212cm" fo:text-indent="0cm" style:auto-text-indent="false"/>
    </style:style>
    <style:style style:name="Body_20_Text_20_2" style:display-name="Body Text 2" style:family="paragraph" style:parent-style-name="Default_20_Text">
      <style:paragraph-properties fo:margin-top="0cm" fo:margin-bottom="0.212cm" fo:line-height="200%"/>
    </style:style>
    <style:style style:name="Body_20_Text_20_Indent_20_2" style:display-name="Body Text Indent 2" style:family="paragraph" style:parent-style-name="Default_20_Text">
      <style:paragraph-properties fo:margin-left="0.635cm" fo:margin-right="0cm" fo:margin-top="0cm" fo:margin-bottom="0.212cm" fo:line-height="200%" fo:text-indent="0cm" style:auto-text-indent="false"/>
    </style:style>
    <style:style style:name="Normal_20__28_Web_29_" style:display-name="Normal (Web)" style:family="paragraph" style:parent-style-name="Default_20_Text">
      <style:paragraph-properties fo:margin-top="0.494cm" fo:margin-bottom="0.494cm"/>
    </style:style>
    <style:style style:name="List_20_Number_20_3" style:display-name="List Number 3" style:family="paragraph" style:parent-style-name="Default_20_Text" style:list-style-name="WW8Num3">
      <style:paragraph-properties fo:margin-left="0cm" fo:margin-right="0cm" fo:text-indent="0cm"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Default_20_Text">
      <style:paragraph-properties fo:margin-top="0cm" fo:margin-bottom="0.212cm"/>
      <style:text-properties fo:font-size="8pt" style:font-size-asian="8pt" style:font-size-complex="8pt"/>
    </style:style>
    <style:style style:name="Message_20_Header" style:display-name="Message Header" style:family="paragraph" style:parent-style-name="Default_20_Text">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cm" fo:margin-right="0cm" fo:text-indent="0cm" style:auto-text-indent="false"/>
    </style:style>
    <style:style style:name="List_20_Bullet_20_3" style:display-name="List Bullet 3" style:family="paragraph" style:parent-style-name="Default_20_Text">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cm" fo:margin-right="0cm" fo:text-indent="0cm" style:auto-text-indent="false"/>
    </style:style>
    <style:style style:name="Body_20_Text_20_Indent_20_3" style:display-name="Body Text Indent 3" style:family="paragraph" style:parent-style-name="Default_20_Text">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cm" fo:margin-right="0cm" fo:text-indent="0cm" style:auto-text-indent="false"/>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2" style:display-name="List Number 2" style:family="paragraph" style:parent-style-name="Default_20_Text" style:list-style-name="WW8Num4">
      <style:paragraph-properties fo:margin-left="0cm" fo:margin-right="0cm" fo:text-indent="0cm" style:auto-text-indent="false"/>
    </style:style>
    <style:style style:name="List_20_Number_20_4" style:display-name="List Number 4" style:family="paragraph" style:parent-style-name="Default_20_Text" style:list-style-name="WW8Num2">
      <style:paragraph-properties fo:margin-left="0cm" fo:margin-right="0cm" fo:text-indent="0cm" style:auto-text-indent="false"/>
    </style:style>
    <style:style style:name="HTML_20_Preformatted" style:display-name="HTML Preformatted" style:family="paragraph" style:parent-style-name="Default_20_Text">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423cm" fo:margin-bottom="0.423cm" style:line-height-at-least="0.529cm"/>
      <style:text-properties fo:color="#000000" style:font-name="Verdana"/>
    </style:style>
    <style:style style:name="List_20_Continue_20_2" style:display-name="List Continue 2" style:family="paragraph" style:parent-style-name="Default_20_Text">
      <style:paragraph-properties fo:margin-left="1.27cm" fo:margin-right="0cm" fo:margin-top="0cm" fo:margin-bottom="0.212cm" fo:text-indent="0cm" style:auto-text-indent="false"/>
    </style:style>
    <style:style style:name="List_20_Continue_20_3" style:display-name="List Continue 3" style:family="paragraph" style:parent-style-name="Default_20_Text">
      <style:paragraph-properties fo:margin-left="1.905cm" fo:margin-right="0cm" fo:margin-top="0cm" fo:margin-bottom="0.212cm" fo:text-indent="0cm" style:auto-text-indent="false"/>
    </style:style>
    <style:style style:name="List_20_Bullet" style:display-name="List Bullet" style:family="paragraph" style:parent-style-name="Default_20_Text" style:list-style-name="WW8Num9">
      <style:paragraph-properties fo:margin-left="0cm" fo:margin-right="0cm" fo:text-indent="0cm"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176cm" fo:margin-bottom="0.176cm" style:text-autospace="none" style:writing-mode="page"/>
      <style:text-properties style:use-window-font-color="true" style:font-name="Times New Roman" fo:font-size="12pt" fo:language="en" fo:country="US" style:font-name-asian="Lucida Sans Unicode" style:font-size-asian="12pt" style:font-name-complex="Tahoma1"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_20_Text_20_First_20_Indent">
      <style:paragraph-properties fo:margin-left="0cm" fo:margin-right="0cm" fo:text-indent="0cm" style:auto-text-indent="false"/>
      <style:text-properties fo:font-style="normal" fo:font-weight="bold"/>
    </style:style>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HAMN Setup</dc:title>
    <meta:initial-creator>IBM_USER</meta:initial-creator>
    <meta:creation-date>2008-02-27T15:09:00</meta:creation-date>
    <dc:date>2010-10-12T15:46:00.64</dc:date>
    <meta:print-date>2009-10-27T14:28:32</meta:print-date>
    <meta:editing-cycles>1966</meta:editing-cycles>
    <meta:editing-duration>PT282H56M12S</meta:editing-duration>
    <dc:creator>Guang Cheng Li</dc:creator>
    <meta:document-statistic meta:table-count="0" meta:image-count="0" meta:object-count="0" meta:page-count="18" meta:paragraph-count="350" meta:word-count="5212" meta:character-count="34479"/>
    <meta:user-defined meta:name="Info 1"/>
    <meta:user-defined meta:name="Info 2"/>
    <meta:user-defined meta:name="Info 3"/>
    <meta:user-defined meta:name="Info 4"/>
  </office:meta>
</office:document-meta>
</file>